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30.85mm"/>
    </style:style>
    <style:style style:name="co3" style:family="table-column">
      <style:table-column-properties fo:break-before="auto" style:column-width="28.4mm"/>
    </style:style>
    <style:style style:name="co4" style:family="table-column">
      <style:table-column-properties fo:break-before="auto" style:column-width="11.52mm"/>
    </style:style>
    <style:style style:name="co5" style:family="table-column">
      <style:table-column-properties fo:break-before="auto" style:column-width="47.92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6.3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Relations.$E$2:.$E$22])" table:allow-empty-cell="true" table:display-list="unsorted" table:base-cell-address="5knoduplicatesNoplurals.E2100">
          <table:error-message table:message-type="stop" table:display="true"/>
        </table:content-validation>
        <table:content-validation table:name="val2" table:condition="of:cell-content-is-in-list([$Relations.$A$2:.$A$55])" table:allow-empty-cell="true" table:display-list="unsorted" table:base-cell-address="5knoduplicatesNoplurals.F2100">
          <table:error-message table:message-type="stop" table:display="true"/>
        </table:content-validation>
      </table:content-validations>
      <table:table table:name="5knoduplicatesNoplura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term1</text:p>
          </table:table-cell>
          <table:table-cell office:value-type="string" calcext:value-type="string">
            <text:p>term2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nimal</text:p>
          </table:table-cell>
          <table:table-cell office:value-type="float" office:value="254" calcext:value-type="float">
            <text:p>25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aca</text:p>
          </table:table-cell>
          <table:table-cell office:value-type="float" office:value="245" calcext:value-type="float">
            <text:p>24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grande</text:p>
          </table:table-cell>
          <table:table-cell office:value-type="float" office:value="210" calcext:value-type="float">
            <text:p>210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EtymologicallyRelatedT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om</text:p>
          </table:table-cell>
          <table:table-cell office:value-type="float" office:value="166" calcext:value-type="float">
            <text:p>16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rande</text:p>
          </table:table-cell>
          <table:table-cell office:value-type="float" office:value="135" calcext:value-type="float">
            <text:p>13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stagem</text:p>
          </table:table-cell>
          <table:table-cell office:value-type="float" office:value="133" calcext:value-type="float">
            <text:p>13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olo</text:p>
          </table:table-cell>
          <table:table-cell office:value-type="float" office:value="102" calcext:value-type="float">
            <text:p>10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ezerro</text:p>
          </table:table-cell>
          <table:table-cell office:value-type="float" office:value="95" calcext:value-type="float">
            <text:p>9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equeno</text:p>
          </table:table-cell>
          <table:table-cell office:value-type="float" office:value="89" calcext:value-type="float">
            <text:p>8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actação</text:p>
          </table:table-cell>
          <table:table-cell office:value-type="float" office:value="77" calcext:value-type="float">
            <text:p>7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istema</text:p>
          </table:table-cell>
          <table:table-cell office:value-type="float" office:value="77" calcext:value-type="float">
            <text:p>7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orrageira</text:p>
          </table:table-cell>
          <table:table-cell office:value-type="float" office:value="76" calcext:value-type="float">
            <text:p>7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nimais</text:p>
          </table:table-cell>
          <table:table-cell office:value-type="float" office:value="75" calcext:value-type="float">
            <text:p>7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spécie</text:p>
          </table:table-cell>
          <table:table-cell office:value-type="float" office:value="66" calcext:value-type="float">
            <text:p>6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aça</text:p>
          </table:table-cell>
          <table:table-cell office:value-type="float" office:value="64" calcext:value-type="float">
            <text:p>6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ineral</text:p>
          </table:table-cell>
          <table:table-cell office:value-type="float" office:value="60" calcext:value-type="float">
            <text:p>6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enético</text:p>
          </table:table-cell>
          <table:table-cell office:value-type="float" office:value="57" calcext:value-type="float">
            <text:p>5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água</text:p>
          </table:table-cell>
          <table:table-cell office:value-type="float" office:value="56" calcext:value-type="float">
            <text:p>5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usesDesir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rto</text:p>
          </table:table-cell>
          <table:table-cell office:value-type="float" office:value="55" calcext:value-type="float">
            <text:p>5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banho</text:p>
          </table:table-cell>
          <table:table-cell office:value-type="float" office:value="55" calcext:value-type="float">
            <text:p>5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oença</text:p>
          </table:table-cell>
          <table:table-cell office:value-type="float" office:value="54" calcext:value-type="float">
            <text:p>5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animal</text:p>
          </table:table-cell>
          <table:table-cell office:value-type="float" office:value="52" calcext:value-type="float">
            <text:p>5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incipal</text:p>
          </table:table-cell>
          <table:table-cell office:value-type="float" office:value="51" calcext:value-type="float">
            <text:p>5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lanta</text:p>
          </table:table-cell>
          <table:table-cell office:value-type="float" office:value="47" calcext:value-type="float">
            <text:p>4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rdenha</text:p>
          </table:table-cell>
          <table:table-cell office:value-type="float" office:value="46" calcext:value-type="float">
            <text:p>4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eco</text:p>
          </table:table-cell>
          <table:table-cell office:value-type="float" office:value="46" calcext:value-type="float">
            <text:p>4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EtymologicallyRelatedTo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lto</text:p>
          </table:table-cell>
          <table:table-cell office:value-type="float" office:value="45" calcext:value-type="float">
            <text:p>4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stejo</text:p>
          </table:table-cell>
          <table:table-cell office:value-type="float" office:value="44" calcext:value-type="float">
            <text:p>4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lantio</text:p>
          </table:table-cell>
          <table:table-cell office:value-type="float" office:value="43" calcext:value-type="float">
            <text:p>4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oteína</text:p>
          </table:table-cell>
          <table:table-cell office:value-type="float" office:value="43" calcext:value-type="float">
            <text:p>4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ratamento</text:p>
          </table:table-cell>
          <table:table-cell office:value-type="float" office:value="40" calcext:value-type="float">
            <text:p>4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eiteiro</text:p>
          </table:table-cell>
          <table:table-cell office:value-type="float" office:value="39" calcext:value-type="float">
            <text:p>3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orragem</text:p>
          </table:table-cell>
          <table:table-cell office:value-type="float" office:value="38" calcext:value-type="float">
            <text:p>3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aixo</text:p>
          </table:table-cell>
          <table:table-cell office:value-type="float" office:value="37" calcext:value-type="float">
            <text:p>3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rgânico</text:p>
          </table:table-cell>
          <table:table-cell office:value-type="float" office:value="37" calcext:value-type="float">
            <text:p>3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sto</text:p>
          </table:table-cell>
          <table:table-cell office:value-type="float" office:value="37" calcext:value-type="float">
            <text:p>3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ovino</text:p>
          </table:table-cell>
          <table:table-cell office:value-type="float" office:value="36" calcext:value-type="float">
            <text:p>3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eio</text:p>
          </table:table-cell>
          <table:table-cell office:value-type="float" office:value="36" calcext:value-type="float">
            <text:p>3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limento</text:p>
          </table:table-cell>
          <table:table-cell office:value-type="float" office:value="34" calcext:value-type="float">
            <text:p>3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raça</text:p>
          </table:table-cell>
          <table:table-cell office:value-type="float" office:value="32" calcext:value-type="float">
            <text:p>32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ramínea</text:p>
          </table:table-cell>
          <table:table-cell office:value-type="float" office:value="32" calcext:value-type="float">
            <text:p>3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emperatura</text:p>
          </table:table-cell>
          <table:table-cell office:value-type="float" office:value="32" calcext:value-type="float">
            <text:p>32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bom</text:p>
          </table:table-cell>
          <table:table-cell office:value-type="float" office:value="32" calcext:value-type="float">
            <text:p>3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eletizado</text:p>
          </table:table-cell>
          <table:table-cell office:value-type="string" calcext:value-type="string">
            <text:p><text:s/>pelar</text:p>
          </table:table-cell>
          <table:table-cell office:value-type="float" office:value="31" calcext:value-type="float">
            <text:p>3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eladeira</text:p>
          </table:table-cell>
          <table:table-cell office:value-type="string" calcext:value-type="string">
            <text:p><text:s/>pelar</text:p>
          </table:table-cell>
          <table:table-cell office:value-type="float" office:value="31" calcext:value-type="float">
            <text:p>3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ieta</text:p>
          </table:table-cell>
          <table:table-cell office:value-type="float" office:value="31" calcext:value-type="float">
            <text:p>31</text:p>
          </table:table-cell>
          <table:table-cell table:content-validation-name="val1" office:value-type="string" calcext:value-type="string">
            <text:p>No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natural</text:p>
          </table:table-cell>
          <table:table-cell office:value-type="float" office:value="31" calcext:value-type="float">
            <text:p>3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vaca</text:p>
          </table:table-cell>
          <table:table-cell office:value-type="float" office:value="31" calcext:value-type="float">
            <text:p>31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forrageira</text:p>
          </table:table-cell>
          <table:table-cell office:value-type="float" office:value="30" calcext:value-type="float">
            <text:p>3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edida</text:p>
          </table:table-cell>
          <table:table-cell office:value-type="float" office:value="30" calcext:value-type="float">
            <text:p>3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mamário</text:p>
          </table:table-cell>
          <table:table-cell office:value-type="float" office:value="29" calcext:value-type="float">
            <text:p>2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rachiaria</text:p>
          </table:table-cell>
          <table:table-cell office:value-type="float" office:value="29" calcext:value-type="float">
            <text:p>2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banhar</text:p>
          </table:table-cell>
          <table:table-cell office:value-type="float" office:value="29" calcext:value-type="float">
            <text:p>2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rporal</text:p>
          </table:table-cell>
          <table:table-cell office:value-type="float" office:value="28" calcext:value-type="float">
            <text:p>2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ator</text:p>
          </table:table-cell>
          <table:table-cell office:value-type="float" office:value="28" calcext:value-type="float">
            <text:p>2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aterial</text:p>
          </table:table-cell>
          <table:table-cell office:value-type="float" office:value="28" calcext:value-type="float">
            <text:p>2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pastagem</text:p>
          </table:table-cell>
          <table:table-cell office:value-type="float" office:value="27" calcext:value-type="float">
            <text:p>2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ultura</text:p>
          </table:table-cell>
          <table:table-cell office:value-type="float" office:value="27" calcext:value-type="float">
            <text:p>2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stalação</text:p>
          </table:table-cell>
          <table:table-cell office:value-type="float" office:value="27" calcext:value-type="float">
            <text:p>2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rte</text:p>
          </table:table-cell>
          <table:table-cell office:value-type="float" office:value="27" calcext:value-type="float">
            <text:p>2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decumbens</text:p>
          </table:table-cell>
          <table:table-cell office:value-type="string" calcext:value-type="string">
            <text:p><text:s/>brachiaria</text:p>
          </table:table-cell>
          <table:table-cell office:value-type="float" office:value="26" calcext:value-type="float">
            <text:p>26</text:p>
          </table:table-cell>
          <table:table-cell table:content-validation-name="val1" office:value-type="string" calcext:value-type="string">
            <text:p>Inverse Compose</text:p>
          </table:table-cell>
          <table:table-cell table:content-validation-name="val2" office:value-type="string" calcext:value-type="string">
            <text:p>Composite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actéria</text:p>
          </table:table-cell>
          <table:table-cell office:value-type="float" office:value="26" calcext:value-type="float">
            <text:p>2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ruzamento</text:p>
          </table:table-cell>
          <table:table-cell office:value-type="float" office:value="26" calcext:value-type="float">
            <text:p>2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emente</text:p>
          </table:table-cell>
          <table:table-cell office:value-type="float" office:value="26" calcext:value-type="float">
            <text:p>2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gente</text:p>
          </table:table-cell>
          <table:table-cell office:value-type="float" office:value="25" calcext:value-type="float">
            <text:p>2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ase</text:p>
          </table:table-cell>
          <table:table-cell office:value-type="float" office:value="25" calcext:value-type="float">
            <text:p>2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brir</text:p>
          </table:table-cell>
          <table:table-cell office:value-type="float" office:value="25" calcext:value-type="float">
            <text:p>2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ncentrado</text:p>
          </table:table-cell>
          <table:table-cell office:value-type="float" office:value="25" calcext:value-type="float">
            <text:p>2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nutriente</text:p>
          </table:table-cell>
          <table:table-cell office:value-type="float" office:value="25" calcext:value-type="float">
            <text:p>2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eto</text:p>
          </table:table-cell>
          <table:table-cell office:value-type="float" office:value="25" calcext:value-type="float">
            <text:p>2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animal</text:p>
          </table:table-cell>
          <table:table-cell office:value-type="float" office:value="24" calcext:value-type="float">
            <text:p>2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A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levar</text:p>
          </table:table-cell>
          <table:table-cell office:value-type="float" office:value="24" calcext:value-type="float">
            <text:p>2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dentificar</text:p>
          </table:table-cell>
          <table:table-cell office:value-type="float" office:value="24" calcext:value-type="float">
            <text:p>2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odo</text:p>
          </table:table-cell>
          <table:table-cell office:value-type="float" office:value="24" calcext:value-type="float">
            <text:p>2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écnico</text:p>
          </table:table-cell>
          <table:table-cell office:value-type="float" office:value="24" calcext:value-type="float">
            <text:p>2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vaca</text:p>
          </table:table-cell>
          <table:table-cell office:value-type="float" office:value="24" calcext:value-type="float">
            <text:p>2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brizantha</text:p>
          </table:table-cell>
          <table:table-cell office:value-type="string" calcext:value-type="string">
            <text:p><text:s/>brachiaria</text:p>
          </table:table-cell>
          <table:table-cell office:value-type="float" office:value="23" calcext:value-type="float">
            <text:p>23</text:p>
          </table:table-cell>
          <table:table-cell table:content-validation-name="val1" office:value-type="string" calcext:value-type="string">
            <text:p>Inverse Compose</text:p>
          </table:table-cell>
          <table:table-cell table:content-validation-name="val2" office:value-type="string" calcext:value-type="string">
            <text:p>Composite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ase</text:p>
          </table:table-cell>
          <table:table-cell office:value-type="float" office:value="23" calcext:value-type="float">
            <text:p>2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ósforo</text:p>
          </table:table-cell>
          <table:table-cell office:value-type="float" office:value="23" calcext:value-type="float">
            <text:p>2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síduo</text:p>
          </table:table-cell>
          <table:table-cell office:value-type="float" office:value="23" calcext:value-type="float">
            <text:p>2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ilagem</text:p>
          </table:table-cell>
          <table:table-cell office:value-type="float" office:value="23" calcext:value-type="float">
            <text:p>2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eor</text:p>
          </table:table-cell>
          <table:table-cell office:value-type="float" office:value="23" calcext:value-type="float">
            <text:p>2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olumoso</text:p>
          </table:table-cell>
          <table:table-cell office:value-type="float" office:value="23" calcext:value-type="float">
            <text:p>2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ncentrar</text:p>
          </table:table-cell>
          <table:table-cell office:value-type="float" office:value="22" calcext:value-type="float">
            <text:p>2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arantir</text:p>
          </table:table-cell>
          <table:table-cell office:value-type="float" office:value="22" calcext:value-type="float">
            <text:p>2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iquete</text:p>
          </table:table-cell>
          <table:table-cell office:value-type="float" office:value="22" calcext:value-type="float">
            <text:p>2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volumoso</text:p>
          </table:table-cell>
          <table:table-cell office:value-type="float" office:value="21" calcext:value-type="float">
            <text:p>21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holandês</text:p>
          </table:table-cell>
          <table:table-cell office:value-type="float" office:value="21" calcext:value-type="float">
            <text:p>2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étodo</text:p>
          </table:table-cell>
          <table:table-cell office:value-type="float" office:value="21" calcext:value-type="float">
            <text:p>2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novilho</text:p>
          </table:table-cell>
          <table:table-cell office:value-type="float" office:value="21" calcext:value-type="float">
            <text:p>21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erda</text:p>
          </table:table-cell>
          <table:table-cell office:value-type="float" office:value="21" calcext:value-type="float">
            <text:p>2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esença</text:p>
          </table:table-cell>
          <table:table-cell office:value-type="float" office:value="21" calcext:value-type="float">
            <text:p>2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uro</text:p>
          </table:table-cell>
          <table:table-cell office:value-type="float" office:value="21" calcext:value-type="float">
            <text:p>2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huva</text:p>
          </table:table-cell>
          <table:table-cell office:value-type="float" office:value="20" calcext:value-type="float">
            <text:p>2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uidado</text:p>
          </table:table-cell>
          <table:table-cell office:value-type="float" office:value="20" calcext:value-type="float">
            <text:p>2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ilo</text:p>
          </table:table-cell>
          <table:table-cell office:value-type="float" office:value="20" calcext:value-type="float">
            <text:p>2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axa</text:p>
          </table:table-cell>
          <table:table-cell office:value-type="float" office:value="20" calcext:value-type="float">
            <text:p>2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ropical</text:p>
          </table:table-cell>
          <table:table-cell office:value-type="float" office:value="20" calcext:value-type="float">
            <text:p>2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equeno</text:p>
          </table:table-cell>
          <table:table-cell office:value-type="float" office:value="20" calcext:value-type="float">
            <text:p>2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gramínea</text:p>
          </table:table-cell>
          <table:table-cell office:value-type="float" office:value="19" calcext:value-type="float">
            <text:p>19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solo</text:p>
          </table:table-cell>
          <table:table-cell office:value-type="float" office:value="19" calcext:value-type="float">
            <text:p>19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pequeno</text:p>
          </table:table-cell>
          <table:table-cell office:value-type="float" office:value="19" calcext:value-type="float">
            <text:p>1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rtificial</text:p>
          </table:table-cell>
          <table:table-cell office:value-type="float" office:value="19" calcext:value-type="float">
            <text:p>1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mbrião</text:p>
          </table:table-cell>
          <table:table-cell office:value-type="float" office:value="19" calcext:value-type="float">
            <text:p>1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ordura</text:p>
          </table:table-cell>
          <table:table-cell office:value-type="float" office:value="19" calcext:value-type="float">
            <text:p>1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édio</text:p>
          </table:table-cell>
          <table:table-cell office:value-type="float" office:value="19" calcext:value-type="float">
            <text:p>1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elar</text:p>
          </table:table-cell>
          <table:table-cell office:value-type="float" office:value="19" calcext:value-type="float">
            <text:p>1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bom</text:p>
          </table:table-cell>
          <table:table-cell office:value-type="float" office:value="19" calcext:value-type="float">
            <text:p>1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vaca</text:p>
          </table:table-cell>
          <table:table-cell office:value-type="float" office:value="18" calcext:value-type="float">
            <text:p>1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novilha</text:p>
          </table:table-cell>
          <table:table-cell office:value-type="string" calcext:value-type="string">
            <text:p><text:s/>vaca</text:p>
          </table:table-cell>
          <table:table-cell office:value-type="float" office:value="18" calcext:value-type="float">
            <text:p>18</text:p>
          </table:table-cell>
          <table:table-cell table:content-validation-name="val1"/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ruzamento</text:p>
          </table:table-cell>
          <table:table-cell office:value-type="float" office:value="18" calcext:value-type="float">
            <text:p>1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pableOf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bertura</text:p>
          </table:table-cell>
          <table:table-cell office:value-type="float" office:value="18" calcext:value-type="float">
            <text:p>1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êmea</text:p>
          </table:table-cell>
          <table:table-cell office:value-type="float" office:value="18" calcext:value-type="float">
            <text:p>1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eguminoso</text:p>
          </table:table-cell>
          <table:table-cell office:value-type="float" office:value="18" calcext:value-type="float">
            <text:p>1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estiço</text:p>
          </table:table-cell>
          <table:table-cell office:value-type="float" office:value="18" calcext:value-type="float">
            <text:p>1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intoma</text:p>
          </table:table-cell>
          <table:table-cell office:value-type="float" office:value="18" calcext:value-type="float">
            <text:p>1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cobre</text:p>
          </table:table-cell>
          <table:table-cell office:value-type="string" calcext:value-type="string">
            <text:p><text:s/>vaca</text:p>
          </table:table-cell>
          <table:table-cell office:value-type="float" office:value="18" calcext:value-type="float">
            <text:p>1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bom</text:p>
          </table:table-cell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lactação</text:p>
          </table:table-cell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pasto</text:p>
          </table:table-cell>
          <table:table-cell office:value-type="float" office:value="17" calcext:value-type="float">
            <text:p>1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ntibiótico</text:p>
          </table:table-cell>
          <table:table-cell office:value-type="float" office:value="17" calcext:value-type="float">
            <text:p>17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apim</text:p>
          </table:table-cell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sterco</text:p>
          </table:table-cell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aneira</text:p>
          </table:table-cell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nitrogênio</text:p>
          </table:table-cell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bjetivo</text:p>
          </table:table-cell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produtivo</text:p>
          </table:table-cell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forragem</text:p>
          </table:table-cell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astagem</text:p>
          </table:table-cell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bezerro</text:p>
          </table:table-cell>
          <table:table-cell office:value-type="float" office:value="16" calcext:value-type="float">
            <text:p>1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bezerro</text:p>
          </table:table-cell>
          <table:table-cell office:value-type="float" office:value="16" calcext:value-type="float">
            <text:p>1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inseminador</text:p>
          </table:table-cell>
          <table:table-cell office:value-type="string" calcext:value-type="string">
            <text:p><text:s/>vaca</text:p>
          </table:table-cell>
          <table:table-cell office:value-type="float" office:value="16" calcext:value-type="float">
            <text:p>1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leiteiro</text:p>
          </table:table-cell>
          <table:table-cell office:value-type="float" office:value="16" calcext:value-type="float">
            <text:p>1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mamadeira</text:p>
          </table:table-cell>
          <table:table-cell office:value-type="string" calcext:value-type="string">
            <text:p><text:s/>bezerro</text:p>
          </table:table-cell>
          <table:table-cell office:value-type="float" office:value="16" calcext:value-type="float">
            <text:p>1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dulto</text:p>
          </table:table-cell>
          <table:table-cell office:value-type="float" office:value="16" calcext:value-type="float">
            <text:p>1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ncentração</text:p>
          </table:table-cell>
          <table:table-cell office:value-type="float" office:value="16" calcext:value-type="float">
            <text:p>1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ene</text:p>
          </table:table-cell>
          <table:table-cell office:value-type="float" office:value="16" calcext:value-type="float">
            <text:p>1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estação</text:p>
          </table:table-cell>
          <table:table-cell office:value-type="float" office:value="16" calcext:value-type="float">
            <text:p>1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fecção</text:p>
          </table:table-cell>
          <table:table-cell office:value-type="float" office:value="16" calcext:value-type="float">
            <text:p>1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ão</text:p>
          </table:table-cell>
          <table:table-cell office:value-type="float" office:value="16" calcext:value-type="float">
            <text:p>1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uficiente</text:p>
          </table:table-cell>
          <table:table-cell office:value-type="float" office:value="16" calcext:value-type="float">
            <text:p>1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dieta</text:p>
          </table:table-cell>
          <table:table-cell office:value-type="float" office:value="15" calcext:value-type="float">
            <text:p>1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<text:s/>vaca</text:p>
          </table:table-cell>
          <table:table-cell office:value-type="float" office:value="15" calcext:value-type="float">
            <text:p>1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animal</text:p>
          </table:table-cell>
          <table:table-cell office:value-type="float" office:value="15" calcext:value-type="float">
            <text:p>1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água</text:p>
          </table:table-cell>
          <table:table-cell office:value-type="float" office:value="15" calcext:value-type="float">
            <text:p>1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entressafra</text:p>
          </table:table-cell>
          <table:table-cell office:value-type="string" calcext:value-type="string">
            <text:p><text:s/>entrar</text:p>
          </table:table-cell>
          <table:table-cell office:value-type="float" office:value="15" calcext:value-type="float">
            <text:p>1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casalamento</text:p>
          </table:table-cell>
          <table:table-cell office:value-type="float" office:value="15" calcext:value-type="float">
            <text:p>1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lta</text:p>
          </table:table-cell>
          <table:table-cell office:value-type="float" office:value="15" calcext:value-type="float">
            <text:p>1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ficiente</text:p>
          </table:table-cell>
          <table:table-cell office:value-type="float" office:value="15" calcext:value-type="float">
            <text:p>1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amário</text:p>
          </table:table-cell>
          <table:table-cell office:value-type="float" office:value="15" calcext:value-type="float">
            <text:p>1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bra</text:p>
          </table:table-cell>
          <table:table-cell office:value-type="float" office:value="15" calcext:value-type="float">
            <text:p>1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comendação</text:p>
          </table:table-cell>
          <table:table-cell office:value-type="float" office:value="15" calcext:value-type="float">
            <text:p>1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zebuína</text:p>
          </table:table-cell>
          <table:table-cell office:value-type="float" office:value="15" calcext:value-type="float">
            <text:p>1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mamar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vaca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A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solo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mineral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orporal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forragem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temperatura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mamadeira</text:p>
          </table:table-cell>
          <table:table-cell office:value-type="string" calcext:value-type="string">
            <text:p><text:s/>mamar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dieta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raquiária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cho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xame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osfato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rrigação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íquido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usesDesire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edicamento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édico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opulação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químico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ação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eca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mamar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icalOf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<text:s/>ver</text:p>
          </table:table-cell>
          <table:table-cell office:value-type="float" office:value="13" calcext:value-type="float">
            <text:p>1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mineral</text:p>
          </table:table-cell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ssociação</text:p>
          </table:table-cell>
          <table:table-cell office:value-type="float" office:value="13" calcext:value-type="float">
            <text:p>1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línico</text:p>
          </table:table-cell>
          <table:table-cell office:value-type="float" office:value="13" calcext:value-type="float">
            <text:p>1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stresse</text:p>
          </table:table-cell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ilho</text:p>
          </table:table-cell>
          <table:table-cell office:value-type="float" office:value="13" calcext:value-type="float">
            <text:p>1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heterose</text:p>
          </table:table-cell>
          <table:table-cell office:value-type="float" office:value="13" calcext:value-type="float">
            <text:p>1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vasor</text:p>
          </table:table-cell>
          <table:table-cell office:value-type="float" office:value="13" calcext:value-type="float">
            <text:p>1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rganismo</text:p>
          </table:table-cell>
          <table:table-cell office:value-type="float" office:value="13" calcext:value-type="float">
            <text:p>1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érmico</text:p>
          </table:table-cell>
          <table:table-cell office:value-type="float" office:value="13" calcext:value-type="float">
            <text:p>1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glândula</text:p>
          </table:table-cell>
          <table:table-cell office:value-type="float" office:value="12" calcext:value-type="float">
            <text:p>12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animal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vaca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bezerro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vaca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vaca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líquida</text:p>
          </table:table-cell>
          <table:table-cell office:value-type="string" calcext:value-type="string">
            <text:p><text:s/>esterco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animal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nálise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élula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ácil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ísico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acho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lantar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ocedimento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curso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óxico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acar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genético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raça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concentrar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ordenha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quarto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A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pastagem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animal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pastagem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eqrequisite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dieta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animal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animal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pastagem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forragem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planta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novilha</text:p>
          </table:table-cell>
          <table:table-cell office:value-type="string" calcext:value-type="string">
            <text:p><text:s/>bom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vaca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adulto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alto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bezerro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bovino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desmama</text:p>
          </table:table-cell>
          <table:table-cell office:value-type="string" calcext:value-type="string">
            <text:p><text:s/>bezerro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desmame</text:p>
          </table:table-cell>
          <table:table-cell office:value-type="string" calcext:value-type="string">
            <text:p><text:s/>bezerro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escartar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feito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ir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hormônio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humano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impo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nutricional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otativo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ubclínica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asto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demora</text:p>
          </table:table-cell>
          <table:table-cell office:value-type="string" calcext:value-type="string">
            <text:p><text:s/>demorar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demora</text:p>
          </table:table-cell>
          <table:table-cell office:value-type="string" calcext:value-type="string">
            <text:p><text:s/>vaca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bom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proteína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vitamina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ração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plantio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afetar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elevar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principal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seco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tratamento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base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limpo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volumoso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nsumir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nergético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ebre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agnésio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icrobiano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onta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ferecer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produtor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sistente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isco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omar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forrageira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lactação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doença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ordenha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bovin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concentrar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crioscopia</text:p>
          </table:table-cell>
          <table:table-cell office:value-type="string" calcext:value-type="string">
            <text:p><text:s/>animal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crioscopia</text:p>
          </table:table-cell>
          <table:table-cell office:value-type="string" calcext:value-type="string">
            <text:p><text:s/>bezerr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térmica</text:p>
          </table:table-cell>
          <table:table-cell office:value-type="string" calcext:value-type="string">
            <text:p><text:s/>estresse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alimento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As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monta</text:p>
          </table:table-cell>
          <table:table-cell office:value-type="string" calcext:value-type="string">
            <text:p><text:s/>vaca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ração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mineral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ordenhador</text:p>
          </table:table-cell>
          <table:table-cell office:value-type="string" calcext:value-type="string">
            <text:p><text:s/>teto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criopreservação</text:p>
          </table:table-cell>
          <table:table-cell office:value-type="string" calcext:value-type="string">
            <text:p><text:s/>animal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criopreservação</text:p>
          </table:table-cell>
          <table:table-cell office:value-type="string" calcext:value-type="string">
            <text:p><text:s/>bezerr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espécie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gramínea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nutrientes</text:p>
          </table:table-cell>
          <table:table-cell office:value-type="string" calcext:value-type="string">
            <text:p><text:s/>vaca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parasitária</text:p>
          </table:table-cell>
          <table:table-cell office:value-type="string" calcext:value-type="string">
            <text:p><text:s/>bovino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parasitária</text:p>
          </table:table-cell>
          <table:table-cell office:value-type="string" calcext:value-type="string">
            <text:p><text:s/>parasitári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forragem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pastagem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proteína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sistema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holandês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alta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exigência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part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proteína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crioscópico</text:p>
          </table:table-cell>
          <table:table-cell office:value-type="string" calcext:value-type="string">
            <text:p><text:s/>animal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crioscópico</text:p>
          </table:table-cell>
          <table:table-cell office:value-type="string" calcext:value-type="string">
            <text:p><text:s/>bezerr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proveitament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r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alcári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iarreia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nxofre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értil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vern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embrar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amar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osca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áxim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ãe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icar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aga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quart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emeadura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itamina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astej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rebanh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pequen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principal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obesa</text:p>
          </table:table-cell>
          <table:table-cell office:value-type="string" calcext:value-type="string">
            <text:p><text:s/>vaca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lactação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reatedBy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fósforo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água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ácido</text:p>
          </table:table-cell>
          <table:table-cell office:value-type="string" calcext:value-type="string">
            <text:p><text:s/>ácer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colhedeira</text:p>
          </table:table-cell>
          <table:table-cell office:value-type="string" calcext:value-type="string">
            <text:p><text:s/>colher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germinação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pableOf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fêmea</text:p>
          </table:table-cell>
          <table:table-cell office:value-type="string" calcext:value-type="string">
            <text:p><text:s/>vaca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alimento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bom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nutriente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proteína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colheita</text:p>
          </table:table-cell>
          <table:table-cell office:value-type="string" calcext:value-type="string">
            <text:p><text:s/>colher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inseminador</text:p>
          </table:table-cell>
          <table:table-cell office:value-type="string" calcext:value-type="string">
            <text:p><text:s/>cobrir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sec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forrageiro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grande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pastejo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forrageira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pequeno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ntonym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perda</text:p>
          </table:table-cell>
          <table:table-cell office:value-type="string" calcext:value-type="string">
            <text:p><text:s/>corporal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Compose</text:p>
          </table:table-cell>
          <table:table-cell table:content-validation-name="val2" office:value-type="string" calcext:value-type="string">
            <text:p>Composite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animal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gir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brachiaria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filho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A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holandês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identificar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tóxic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zebuína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aproveitamento</text:p>
          </table:table-cell>
          <table:table-cell office:value-type="string" calcext:value-type="string">
            <text:p><text:s/>aproveitar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concentrar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pequen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teor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fetar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veia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alagem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apineir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erca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esinfecçã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ose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nsilar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uzerá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feccios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terferir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anual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nutritiv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rasita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quente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anitári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ex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omátic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uperpastej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itr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zebu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ácidos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árvore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animais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natural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arte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sistema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água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salobra</text:p>
          </table:table-cell>
          <table:table-cell office:value-type="string" calcext:value-type="string">
            <text:p><text:s/>água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cobre</text:p>
          </table:table-cell>
          <table:table-cell office:value-type="string" calcext:value-type="string">
            <text:p><text:s/>bom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cobre</text:p>
          </table:table-cell>
          <table:table-cell office:value-type="string" calcext:value-type="string">
            <text:p><text:s/>coch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cobre</text:p>
          </table:table-cell>
          <table:table-cell office:value-type="string" calcext:value-type="string">
            <text:p><text:s/>mineral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abrigo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animal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precoce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raça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obeso</text:p>
          </table:table-cell>
          <table:table-cell office:value-type="string" calcext:value-type="string">
            <text:p><text:s/>vaca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glândula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nitrogêni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sistem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água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mocha</text:p>
          </table:table-cell>
          <table:table-cell office:value-type="string" calcext:value-type="string">
            <text:p><text:s/>chifre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No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pastagem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sol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proteína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pequen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agente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aveia</text:p>
          </table:table-cell>
          <table:table-cell office:value-type="string" calcext:value-type="string">
            <text:p><text:s/>planti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humidicola</text:p>
          </table:table-cell>
          <table:table-cell office:value-type="string" calcext:value-type="string">
            <text:p><text:s/>brachiaria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verse Compose</text:p>
          </table:table-cell>
          <table:table-cell table:content-validation-name="val2" office:value-type="string" calcext:value-type="string">
            <text:p>Composite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<text:s/>vac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animal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diet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sol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alt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animais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fator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nutrientes</text:p>
          </table:table-cell>
          <table:table-cell office:value-type="string" calcext:value-type="string">
            <text:p><text:s/>mineral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parasitária</text:p>
          </table:table-cell>
          <table:table-cell office:value-type="string" calcext:value-type="string">
            <text:p><text:s/>tristeza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verse Compose</text:p>
          </table:table-cell>
          <table:table-cell table:content-validation-name="val2" office:value-type="string" calcext:value-type="string">
            <text:p>Composite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novilha</text:p>
          </table:table-cell>
          <table:table-cell office:value-type="string" calcext:value-type="string">
            <text:p><text:s/>grande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novilha</text:p>
          </table:table-cell>
          <table:table-cell office:value-type="string" calcext:value-type="string">
            <text:p><text:s/>part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pableOf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componentes</text:p>
          </table:table-cell>
          <table:table-cell office:value-type="string" calcext:value-type="string">
            <text:p><text:s/>animal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aminoácido</text:p>
          </table:table-cell>
          <table:table-cell office:value-type="string" calcext:value-type="string">
            <text:p><text:s/>proteína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pastagem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espécie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secador</text:p>
          </table:table-cell>
          <table:table-cell office:value-type="string" calcext:value-type="string">
            <text:p><text:s/>vac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parto</text:p>
          </table:table-cell>
          <table:table-cell office:value-type="string" calcext:value-type="string">
            <text:p><text:s/>gestaçã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ynonym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bom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Qualifies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cruzament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infecçã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lote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novilh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oferecer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organism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part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icalOf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proteína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resídu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roduces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samambai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tratamento</text:p>
          </table:table-cell>
          <table:table-cell office:value-type="string" calcext:value-type="string">
            <text:p><text:s/>pastagem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mamadeira</text:p>
          </table:table-cell>
          <table:table-cell office:value-type="string" calcext:value-type="string">
            <text:p><text:s/>vaca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entressafra</text:p>
          </table:table-cell>
          <table:table-cell office:value-type="string" calcext:value-type="string">
            <text:p><text:s/>vac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bezerr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brig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nestr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petite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iológic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rizanthar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icl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mponente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ensidade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xcess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ibr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enom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radagem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ênerar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arv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avar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ote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ecânic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och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orte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áquin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rtícul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erder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otássi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eparar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é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ufiã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er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úter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bezerr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espécie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garantir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art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lant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microbiana</text:p>
          </table:table-cell>
          <table:table-cell office:value-type="string" calcext:value-type="string">
            <text:p><text:s/>populaçã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verse Compose</text:p>
          </table:table-cell>
          <table:table-cell table:content-validation-name="val2" office:value-type="string" calcext:value-type="string">
            <text:p>Composite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concentrad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desmamar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icalOf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lactaçã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Not</text:p>
          </table:table-cell>
          <table:table-cell table:content-validation-name="val2" office:value-type="string" calcext:value-type="string">
            <text:p>TypicalOf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presenç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sistem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distúrbio</text:p>
          </table:table-cell>
          <table:table-cell office:value-type="string" calcext:value-type="string">
            <text:p><text:s/>vac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sol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brizantha</text:p>
          </table:table-cell>
          <table:table-cell office:value-type="string" calcext:value-type="string">
            <text:p><text:s/>decumbem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balancear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lactaçã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magnési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volumos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crioscopia</text:p>
          </table:table-cell>
          <table:table-cell office:value-type="string" calcext:value-type="string">
            <text:p><text:s/>vac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térmica</text:p>
          </table:table-cell>
          <table:table-cell office:value-type="string" calcext:value-type="string">
            <text:p><text:s/>animal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mocha</text:p>
          </table:table-cell>
          <table:table-cell office:value-type="string" calcext:value-type="string">
            <text:p><text:s/>gen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vac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ordenha</text:p>
          </table:table-cell>
          <table:table-cell office:value-type="string" calcext:value-type="string">
            <text:p><text:s/>lavar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bezerr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fibra</text:p>
          </table:table-cell>
          <table:table-cell office:value-type="string" calcext:value-type="string">
            <text:p><text:s/>vac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forrageir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Produces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semeadur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sec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sol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vac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doenç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parasitári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tristez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ordenhador</text:p>
          </table:table-cell>
          <table:table-cell office:value-type="string" calcext:value-type="string">
            <text:p><text:s/>bezerr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LocatedNear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criopreservação</text:p>
          </table:table-cell>
          <table:table-cell office:value-type="string" calcext:value-type="string">
            <text:p><text:s/>vac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bezerr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forrageir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pequen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planti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técnic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associaçã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brachiari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braquiári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tropical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brachiari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cruza</text:p>
          </table:table-cell>
          <table:table-cell office:value-type="string" calcext:value-type="string">
            <text:p><text:s/>raç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cruza</text:p>
          </table:table-cell>
          <table:table-cell office:value-type="string" calcext:value-type="string">
            <text:p><text:s/>vac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apableOf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gramínea</text:p>
          </table:table-cell>
          <table:table-cell office:value-type="string" calcext:value-type="string">
            <text:p><text:s/>brachiari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diluição</text:p>
          </table:table-cell>
          <table:table-cell office:value-type="string" calcext:value-type="string">
            <text:p><text:s/>águ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novilha</text:p>
          </table:table-cell>
          <table:table-cell office:value-type="string" calcext:value-type="string">
            <text:p><text:s/>animal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novilha</text:p>
          </table:table-cell>
          <table:table-cell office:value-type="string" calcext:value-type="string">
            <text:p><text:s/>bezerr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decumbens</text:p>
          </table:table-cell>
          <table:table-cell office:value-type="string" calcext:value-type="string">
            <text:p><text:s/>brizanthar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componentes</text:p>
          </table:table-cell>
          <table:table-cell office:value-type="string" calcext:value-type="string">
            <text:p><text:s/>sistem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rebanho</text:p>
          </table:table-cell>
          <table:table-cell office:value-type="string" calcext:value-type="string">
            <text:p><text:s/>bezerr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PartOf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mutica</text:p>
          </table:table-cell>
          <table:table-cell office:value-type="string" calcext:value-type="string">
            <text:p><text:s/>brachiari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 Compose</text:p>
          </table:table-cell>
          <table:table-cell table:content-validation-name="val2" office:value-type="string" calcext:value-type="string">
            <text:p>Composite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bom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espéci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principal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sol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grande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EtymologicallyRelatedTo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raç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sistem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desinfetantes</text:p>
          </table:table-cell>
          <table:table-cell office:value-type="string" calcext:value-type="string">
            <text:p><text:s/>tet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<text:s/>bezerr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<text:s/>genétic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bezerr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grande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guzerá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mestiç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MadeOf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magra</text:p>
          </table:table-cell>
          <table:table-cell office:value-type="string" calcext:value-type="string">
            <text:p><text:s/>gord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ntonym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acasalament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icalOf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apim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omponent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uidad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doent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fême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físic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fósfor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morte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nutriente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part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térmic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tratamento</text:p>
          </table:table-cell>
          <table:table-cell office:value-type="string" calcext:value-type="string">
            <text:p><text:s/>quart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desmame</text:p>
          </table:table-cell>
          <table:table-cell office:value-type="string" calcext:value-type="string">
            <text:p><text:s/>precoce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Compose</text:p>
          </table:table-cell>
          <table:table-cell table:content-validation-name="val2" office:value-type="string" calcext:value-type="string">
            <text:p>Composite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crioscópico</text:p>
          </table:table-cell>
          <table:table-cell office:value-type="string" calcext:value-type="string">
            <text:p><text:s/>vac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dubar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uxiliar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alanç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ezerreir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ul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am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ert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mbat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mpactaçã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ntaminaçã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rp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rtar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ecumbem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escendent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igerir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sperar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stéril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xigênci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ermentaçã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orrageir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rasc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ême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el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erminaçã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lândul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munológic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gredient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set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toxicaçã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actos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ent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adeir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agr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etabólic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icrobiológic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rientar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nicum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râmetr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ecoc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amambai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ubtropical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erapi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olerant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egetal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egetativ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erm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zebuín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ácer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artificial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cultur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diet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fême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heteros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instalaçã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leiteir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erd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tax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presença</text:p>
          </table:table-cell>
          <table:table-cell office:value-type="string" calcext:value-type="string">
            <text:p><text:s/>gen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fas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grande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mãe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A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novilh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part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proteín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pé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A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tet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A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verão</text:p>
          </table:table-cell>
          <table:table-cell office:value-type="string" calcext:value-type="string">
            <text:p><text:s/>anim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anim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par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sistem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bas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cobri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coch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nutrient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part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crioscopia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térmica</text:p>
          </table:table-cell>
          <table:table-cell office:value-type="string" calcext:value-type="string">
            <text:p><text:s/>sistem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ordenha</text:p>
          </table:table-cell>
          <table:table-cell office:value-type="string" calcext:value-type="string">
            <text:p><text:s/>raç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A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águ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homeopático</text:p>
          </table:table-cell>
          <table:table-cell office:value-type="string" calcext:value-type="string">
            <text:p><text:s/>medicament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tomada</text:p>
          </table:table-cell>
          <table:table-cell office:value-type="string" calcext:value-type="string">
            <text:p><text:s/>cuidad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bernes</text:p>
          </table:table-cell>
          <table:table-cell office:value-type="string" calcext:value-type="string">
            <text:p><text:s/>mosc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estresse</text:p>
          </table:table-cell>
          <table:table-cell office:value-type="string" calcext:value-type="string">
            <text:p><text:s/>estress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nutriente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pas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<text:s/>brachiari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irrigação</text:p>
          </table:table-cell>
          <table:table-cell office:value-type="string" calcext:value-type="string">
            <text:p><text:s/>pastagem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águ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braquiári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estimular</text:p>
          </table:table-cell>
          <table:table-cell office:value-type="string" calcext:value-type="string">
            <text:p><text:s/>bezerr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fêmea</text:p>
          </table:table-cell>
          <table:table-cell office:value-type="string" calcext:value-type="string">
            <text:p><text:s/>embriã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medo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sofrimento</text:p>
          </table:table-cell>
          <table:table-cell office:value-type="string" calcext:value-type="string">
            <text:p><text:s/>animal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bas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pel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pastagem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quar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garanti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lagoa</text:p>
          </table:table-cell>
          <table:table-cell office:value-type="string" calcext:value-type="string">
            <text:p><text:s/>líquid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isolamento</text:p>
          </table:table-cell>
          <table:table-cell office:value-type="string" calcext:value-type="string">
            <text:p><text:s/>doenç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Against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compactação</text:p>
          </table:table-cell>
          <table:table-cell office:value-type="string" calcext:value-type="string">
            <text:p><text:s/>pequen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ordenhador</text:p>
          </table:table-cell>
          <table:table-cell office:value-type="string" calcext:value-type="string">
            <text:p><text:s/>desinfecçã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ordenhador</text:p>
          </table:table-cell>
          <table:table-cell office:value-type="string" calcext:value-type="string">
            <text:p><text:s/>manual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somatotropina</text:p>
          </table:table-cell>
          <table:table-cell office:value-type="string" calcext:value-type="string">
            <text:p><text:s/>raç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criopreservação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sintoma</text:p>
          </table:table-cell>
          <table:table-cell office:value-type="string" calcext:value-type="string">
            <text:p><text:s/>instalaçã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picada</text:p>
          </table:table-cell>
          <table:table-cell office:value-type="string" calcext:value-type="string">
            <text:p><text:s/>pequen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inseminador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<text:s/>come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sil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levedura</text:p>
          </table:table-cell>
          <table:table-cell office:value-type="string" calcext:value-type="string">
            <text:p><text:s/>animal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levedura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bovin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lactaçã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miner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orgânic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pel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tratamen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águ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cigarr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leguminos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mosc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pas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contaminação</text:p>
          </table:table-cell>
          <table:table-cell office:value-type="string" calcext:value-type="string">
            <text:p><text:s/>bactéri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heterozigoto</text:p>
          </table:table-cell>
          <table:table-cell office:value-type="string" calcext:value-type="string">
            <text:p><text:s/>moch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medir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rebanhar</text:p>
          </table:table-cell>
          <table:table-cell office:value-type="string" calcext:value-type="string">
            <text:p><text:s/>sistem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ingrediente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objetivo</text:p>
          </table:table-cell>
          <table:table-cell office:value-type="string" calcext:value-type="string">
            <text:p><text:s/>sol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nutrientes</text:p>
          </table:table-cell>
          <table:table-cell office:value-type="string" calcext:value-type="string">
            <text:p><text:s/>animal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nutrientes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Qualifies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diluição</text:p>
          </table:table-cell>
          <table:table-cell office:value-type="string" calcext:value-type="string">
            <text:p><text:s/>sistem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parasitária</text:p>
          </table:table-cell>
          <table:table-cell office:value-type="string" calcext:value-type="string">
            <text:p><text:s/>agente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novilha</text:p>
          </table:table-cell>
          <table:table-cell office:value-type="string" calcext:value-type="string">
            <text:p><text:s/>cobri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novilha</text:p>
          </table:table-cell>
          <table:table-cell office:value-type="string" calcext:value-type="string">
            <text:p><text:s/>pequen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Qualifies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zebuínos</text:p>
          </table:table-cell>
          <table:table-cell office:value-type="string" calcext:value-type="string">
            <text:p><text:s/>raç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forragem</text:p>
          </table:table-cell>
          <table:table-cell office:value-type="string" calcext:value-type="string">
            <text:p><text:s/>mineral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semeadura</text:p>
          </table:table-cell>
          <table:table-cell office:value-type="string" calcext:value-type="string">
            <text:p><text:s/>seme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desmamar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homozigoto</text:p>
          </table:table-cell>
          <table:table-cell office:value-type="string" calcext:value-type="string">
            <text:p><text:s/>moch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rebanho</text:p>
          </table:table-cell>
          <table:table-cell office:value-type="string" calcext:value-type="string">
            <text:p><text:s/>medid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rebanho</text:p>
          </table:table-cell>
          <table:table-cell office:value-type="string" calcext:value-type="string">
            <text:p><text:s/>pequen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rebanho</text:p>
          </table:table-cell>
          <table:table-cell office:value-type="string" calcext:value-type="string">
            <text:p><text:s/>pur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rebanho</text:p>
          </table:table-cell>
          <table:table-cell office:value-type="string" calcext:value-type="string">
            <text:p><text:s/>tax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reação</text:p>
          </table:table-cell>
          <table:table-cell office:value-type="string" calcext:value-type="string">
            <text:p><text:s/>gel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carrapaticida</text:p>
          </table:table-cell>
          <table:table-cell office:value-type="string" calcext:value-type="string">
            <text:p><text:s/>carrapaticid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genético</text:p>
          </table:table-cell>
          <table:table-cell office:value-type="string" calcext:value-type="string">
            <text:p><text:s/>gen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procedimento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<text:s/>raç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maneira</text:p>
          </table:table-cell>
          <table:table-cell office:value-type="string" calcext:value-type="string">
            <text:p><text:s/>bezerr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concentraçã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doenç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miner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nutrient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tropic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perda</text:p>
          </table:table-cell>
          <table:table-cell office:value-type="string" calcext:value-type="string">
            <text:p><text:s/>anim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perda</text:p>
          </table:table-cell>
          <table:table-cell office:value-type="string" calcext:value-type="string">
            <text:p><text:s/>proteín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suficiente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parto</text:p>
          </table:table-cell>
          <table:table-cell office:value-type="string" calcext:value-type="string">
            <text:p><text:s/>genétic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parto</text:p>
          </table:table-cell>
          <table:table-cell office:value-type="string" calcext:value-type="string">
            <text:p><text:s/>raç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<text:s/>princip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<text:s/>proteín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<text:s/>te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suplemento</text:p>
          </table:table-cell>
          <table:table-cell office:value-type="string" calcext:value-type="string">
            <text:p><text:s/>concentr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suplemento</text:p>
          </table:table-cell>
          <table:table-cell office:value-type="string" calcext:value-type="string">
            <text:p><text:s/>pas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princip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genétic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pur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magra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magra</text:p>
          </table:table-cell>
          <table:table-cell office:value-type="string" calcext:value-type="string">
            <text:p><text:s/>corpor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aptidão</text:p>
          </table:table-cell>
          <table:table-cell office:value-type="string" calcext:value-type="string">
            <text:p><text:s/>gi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cruzamento</text:p>
          </table:table-cell>
          <table:table-cell office:value-type="string" calcext:value-type="string">
            <text:p><text:s/>grand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alo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oncentraçã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doado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efei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embriã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gramíne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leguminos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mod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nutricion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recurs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resistent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estimulante</text:p>
          </table:table-cell>
          <table:table-cell office:value-type="string" calcext:value-type="string">
            <text:p><text:s/>bezerr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peletizado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peletizado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peletizado</text:p>
          </table:table-cell>
          <table:table-cell office:value-type="string" calcext:value-type="string">
            <text:p><text:s/>águ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tratamento</text:p>
          </table:table-cell>
          <table:table-cell office:value-type="string" calcext:value-type="string">
            <text:p><text:s/>sintom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mamadeira</text:p>
          </table:table-cell>
          <table:table-cell office:value-type="string" calcext:value-type="string">
            <text:p><text:s/>ordenh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desmama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desmame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abrig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chuv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concentrad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miner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pastage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águ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crioscópico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capineira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capineira</text:p>
          </table:table-cell>
          <table:table-cell office:value-type="string" calcext:value-type="string">
            <text:p><text:s/>sol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peladeira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peladeira</text:p>
          </table:table-cell>
          <table:table-cell office:value-type="string" calcext:value-type="string">
            <text:p><text:s/>águ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zebuíno</text:p>
          </table:table-cell>
          <table:table-cell office:value-type="string" calcext:value-type="string">
            <text:p><text:s/>raç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cess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minoácid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ai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alance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ebedour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alo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arrapaticid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hifr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igarr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merci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mpostage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ntagios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ntamin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esmam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ilui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istúrbi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ntrad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ntr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stimul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errament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loraçã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estant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lândul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ord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cidênci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festaçã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sum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aboratóri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ago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uminosidad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uz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ácte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núcle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btençã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do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peraçã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v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óci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rasitári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ilh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lanejamen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ocur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aiz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te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o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ombrit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ubstânci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ristez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acin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erã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ácid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órgã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úti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<text:s/>forrageir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rasteira</text:p>
          </table:table-cell>
          <table:table-cell office:value-type="string" calcext:value-type="string">
            <text:p><text:s/>pastej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alimen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al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baix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cobertur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elev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mei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médi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novilh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nutritiv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el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lanti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rincip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roteín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reprodutiv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presença</text:p>
          </table:table-cell>
          <table:table-cell office:value-type="string" calcext:value-type="string">
            <text:p><text:s/>moch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microbiana</text:p>
          </table:table-cell>
          <table:table-cell office:value-type="string" calcext:value-type="string">
            <text:p><text:s/>contaminaçã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microbiana</text:p>
          </table:table-cell>
          <table:table-cell office:value-type="string" calcext:value-type="string">
            <text:p><text:s/>proteín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demora</text:p>
          </table:table-cell>
          <table:table-cell office:value-type="string" calcext:value-type="string">
            <text:p><text:s/>par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consumidor</text:p>
          </table:table-cell>
          <table:table-cell office:value-type="string" calcext:value-type="string">
            <text:p><text:s/>anim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somático</text:p>
          </table:table-cell>
          <table:table-cell office:value-type="string" calcext:value-type="string">
            <text:p><text:s/>raç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cobre</text:p>
          </table:table-cell>
          <table:table-cell office:value-type="string" calcext:value-type="string">
            <text:p><text:s/>novilh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cobre</text:p>
          </table:table-cell>
          <table:table-cell office:value-type="string" calcext:value-type="string">
            <text:p><text:s/>sol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alimen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cuidad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imunoglobulin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instalaçã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pastage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pico</text:p>
          </table:table-cell>
          <table:table-cell office:value-type="string" calcext:value-type="string">
            <text:p><text:s/>forragei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pico</text:p>
          </table:table-cell>
          <table:table-cell office:value-type="string" calcext:value-type="string">
            <text:p><text:s/>peque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conservante</text:p>
          </table:table-cell>
          <table:table-cell office:value-type="string" calcext:value-type="string">
            <text:p><text:s/>silage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cova</text:p>
          </table:table-cell>
          <table:table-cell office:value-type="string" calcext:value-type="string">
            <text:p><text:s/>plant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verão</text:p>
          </table:table-cell>
          <table:table-cell office:value-type="string" calcext:value-type="string">
            <text:p><text:s/>inver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verão</text:p>
          </table:table-cell>
          <table:table-cell office:value-type="string" calcext:value-type="string">
            <text:p><text:s/>plant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infec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medicamen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infec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medicamen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espéci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sement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brizantha</text:p>
          </table:table-cell>
          <table:table-cell office:value-type="string" calcext:value-type="string">
            <text:p><text:s/>panicu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concentrad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corpor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se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leguminoso</text:p>
          </table:table-cell>
          <table:table-cell office:value-type="string" calcext:value-type="string">
            <text:p><text:s/>sement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emagrecimento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térmico</text:p>
          </table:table-cell>
          <table:table-cell office:value-type="string" calcext:value-type="string">
            <text:p><text:s/>instal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semear</text:p>
          </table:table-cell>
          <table:table-cell office:value-type="string" calcext:value-type="string">
            <text:p><text:s/>sement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térmica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térmica</text:p>
          </table:table-cell>
          <table:table-cell office:value-type="string" calcext:value-type="string">
            <text:p><text:s/>instal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doença</text:p>
          </table:table-cell>
          <table:table-cell office:value-type="string" calcext:value-type="string">
            <text:p><text:s/>bas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<text:s/>peque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afetar</text:p>
          </table:table-cell>
          <table:table-cell office:value-type="string" calcext:value-type="string">
            <text:p><text:s/>fósfo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afetar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proporção</text:p>
          </table:table-cell>
          <table:table-cell office:value-type="string" calcext:value-type="string">
            <text:p><text:s/>materi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animais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chuv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espéci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raç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rebanh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teo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ordenha</text:p>
          </table:table-cell>
          <table:table-cell office:value-type="string" calcext:value-type="string">
            <text:p><text:s/>cuidad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ordenha</text:p>
          </table:table-cell>
          <table:table-cell office:value-type="string" calcext:value-type="string">
            <text:p><text:s/>infec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ordenha</text:p>
          </table:table-cell>
          <table:table-cell office:value-type="string" calcext:value-type="string">
            <text:p><text:s/>lact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ordenha</text:p>
          </table:table-cell>
          <table:table-cell office:value-type="string" calcext:value-type="string">
            <text:p><text:s/>peque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sugador</text:p>
          </table:table-cell>
          <table:table-cell office:value-type="string" calcext:value-type="string">
            <text:p><text:s/>inse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cupim</text:p>
          </table:table-cell>
          <table:table-cell office:value-type="string" calcext:value-type="string">
            <text:p><text:s/>pastage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treinamento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infectocontagiosa</text:p>
          </table:table-cell>
          <table:table-cell office:value-type="string" calcext:value-type="string">
            <text:p><text:s/>infect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sintomático</text:p>
          </table:table-cell>
          <table:table-cell office:value-type="string" calcext:value-type="string">
            <text:p><text:s/>instal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mestiç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núcleo</text:p>
          </table:table-cell>
          <table:table-cell office:value-type="string" calcext:value-type="string">
            <text:p><text:s/>embri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coch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forragei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pel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precoc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silage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suplement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<text:s/>bactéri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anaeróbia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infraestrutura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alumínio</text:p>
          </table:table-cell>
          <table:table-cell office:value-type="string" calcext:value-type="string">
            <text:p><text:s/>pastage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corporal</text:p>
          </table:table-cell>
          <table:table-cell office:value-type="string" calcext:value-type="string">
            <text:p><text:s/>mag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irrigação</text:p>
          </table:table-cell>
          <table:table-cell office:value-type="string" calcext:value-type="string">
            <text:p><text:s/>gramíne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irrigação</text:p>
          </table:table-cell>
          <table:table-cell office:value-type="string" calcext:value-type="string">
            <text:p><text:s/>plant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irrigação</text:p>
          </table:table-cell>
          <table:table-cell office:value-type="string" calcext:value-type="string">
            <text:p><text:s/>se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célula</text:p>
          </table:table-cell>
          <table:table-cell office:value-type="string" calcext:value-type="string">
            <text:p><text:s/>par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químico</text:p>
          </table:table-cell>
          <table:table-cell office:value-type="string" calcext:value-type="string">
            <text:p><text:s/>pastage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digestão</text:p>
          </table:table-cell>
          <table:table-cell office:value-type="string" calcext:value-type="string">
            <text:p><text:s/>digestã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digestão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fibra</text:p>
          </table:table-cell>
          <table:table-cell office:value-type="string" calcext:value-type="string">
            <text:p><text:s/>proteín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principal</text:p>
          </table:table-cell>
          <table:table-cell office:value-type="string" calcext:value-type="string">
            <text:p><text:s/>gordu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grand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peque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estimular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fêmea</text:p>
          </table:table-cell>
          <table:table-cell office:value-type="string" calcext:value-type="string">
            <text:p><text:s/>cobertu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fêmea</text:p>
          </table:table-cell>
          <table:table-cell office:value-type="string" calcext:value-type="string">
            <text:p><text:s/>novilh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medo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fêmeo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teor</text:p>
          </table:table-cell>
          <table:table-cell office:value-type="string" calcext:value-type="string">
            <text:p><text:s/>açúc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teor</text:p>
          </table:table-cell>
          <table:table-cell office:value-type="string" calcext:value-type="string">
            <text:p><text:s/>volumos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sintomatologia</text:p>
          </table:table-cell>
          <table:table-cell office:value-type="string" calcext:value-type="string">
            <text:p><text:s/>instal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cigarra</text:p>
          </table:table-cell>
          <table:table-cell office:value-type="string" calcext:value-type="string">
            <text:p><text:s/>brachiari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meio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al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forrage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silage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suplement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ester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grand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resídu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se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germinação</text:p>
          </table:table-cell>
          <table:table-cell office:value-type="string" calcext:value-type="string">
            <text:p><text:s/>plant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instal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árvor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<text:s/>sil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leitei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rebanh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adubar</text:p>
          </table:table-cell>
          <table:table-cell office:value-type="string" calcext:value-type="string">
            <text:p><text:s/>gramíne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balanço</text:p>
          </table:table-cell>
          <table:table-cell office:value-type="string" calcext:value-type="string">
            <text:p><text:s/>peque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útil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orientar</text:p>
          </table:table-cell>
          <table:table-cell office:value-type="string" calcext:value-type="string">
            <text:p><text:s/>instal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picar</text:p>
          </table:table-cell>
          <table:table-cell office:value-type="string" calcext:value-type="string">
            <text:p><text:s/>peque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agente</text:p>
          </table:table-cell>
          <table:table-cell office:value-type="string" calcext:value-type="string">
            <text:p><text:s/>bas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agente</text:p>
          </table:table-cell>
          <table:table-cell office:value-type="string" calcext:value-type="string">
            <text:p><text:s/>peque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silagem</text:p>
          </table:table-cell>
          <table:table-cell office:value-type="string" calcext:value-type="string">
            <text:p><text:s/>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silagem</text:p>
          </table:table-cell>
          <table:table-cell office:value-type="string" calcext:value-type="string">
            <text:p><text:s/>perd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ruminal</text:p>
          </table:table-cell>
          <table:table-cell office:value-type="string" calcext:value-type="string">
            <text:p><text:s/>proteín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pelar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pelar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descendente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descendente</text:p>
          </table:table-cell>
          <table:table-cell office:value-type="string" calcext:value-type="string">
            <text:p><text:s/>desce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adubo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adubo</text:p>
          </table:table-cell>
          <table:table-cell office:value-type="string" calcext:value-type="string">
            <text:p><text:s/>gramíne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adubo</text:p>
          </table:table-cell>
          <table:table-cell office:value-type="string" calcext:value-type="string">
            <text:p><text:s/>pastage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adubo</text:p>
          </table:table-cell>
          <table:table-cell office:value-type="string" calcext:value-type="string">
            <text:p><text:s/>sol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rótulo</text:p>
          </table:table-cell>
          <table:table-cell office:value-type="string" calcext:value-type="string">
            <text:p><text:s/>miner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ordenhador</text:p>
          </table:table-cell>
          <table:table-cell office:value-type="string" calcext:value-type="string">
            <text:p><text:s/>cuidad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ordenhador</text:p>
          </table:table-cell>
          <table:table-cell office:value-type="string" calcext:value-type="string">
            <text:p><text:s/>lav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taxa</text:p>
          </table:table-cell>
          <table:table-cell office:value-type="string" calcext:value-type="string">
            <text:p><text:s/>sol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medicamen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árvor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temperatura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aveia</text:p>
          </table:table-cell>
          <table:table-cell office:value-type="string" calcext:value-type="string">
            <text:p><text:s/>sement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<text:s/>cobertu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<text:s/>gramíne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criopreservação</text:p>
          </table:table-cell>
          <table:table-cell office:value-type="string" calcext:value-type="string">
            <text:p><text:s/>embri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colheita</text:p>
          </table:table-cell>
          <table:table-cell office:value-type="string" calcext:value-type="string">
            <text:p><text:s/>plant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<text:s/>bas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<text:s/>rotativ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<text:s/>sil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fertirrigação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chuva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chuva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sistema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sobreordenha</text:p>
          </table:table-cell>
          <table:table-cell office:value-type="string" calcext:value-type="string">
            <text:p><text:s/>te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gordo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dieta</text:p>
          </table:table-cell>
          <table:table-cell office:value-type="string" calcext:value-type="string">
            <text:p><text:s/>rumin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cultura</text:p>
          </table:table-cell>
          <table:table-cell office:value-type="string" calcext:value-type="string">
            <text:p><text:s/>líquid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<text:s/>pas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reter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íom</text:p>
          </table:table-cell>
          <table:table-cell office:value-type="string" calcext:value-type="string">
            <text:p><text:s/>águ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picada</text:p>
          </table:table-cell>
          <table:table-cell office:value-type="string" calcext:value-type="string">
            <text:p><text:s/>forragei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vedação</text:p>
          </table:table-cell>
          <table:table-cell office:value-type="string" calcext:value-type="string">
            <text:p><text:s/>sil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<text:s/>concentr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<text:s/>miner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glândula</text:p>
          </table:table-cell>
          <table:table-cell office:value-type="string" calcext:value-type="string">
            <text:p><text:s/>célul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gordu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mestiç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reprodutivo</text:p>
          </table:table-cell>
          <table:table-cell office:value-type="string" calcext:value-type="string">
            <text:p><text:s/>par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emagreceu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infestações</text:p>
          </table:table-cell>
          <table:table-cell office:value-type="string" calcext:value-type="string">
            <text:p><text:s/>grand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dilui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fabricant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grand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ordenh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pastej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rebanh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resídu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<text:s/>gramíne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pasta</text:p>
          </table:table-cell>
          <table:table-cell office:value-type="string" calcext:value-type="string">
            <text:p><text:s/>espéci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cultu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doenç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exigênci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inse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lact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panicu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plant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tóxico</text:p>
          </table:table-cell>
          <table:table-cell office:value-type="string" calcext:value-type="string">
            <text:p><text:s/>samambai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natalidade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natalidade</text:p>
          </table:table-cell>
          <table:table-cell office:value-type="string" calcext:value-type="string">
            <text:p><text:s/>méd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contaminação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peque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heterozigoto</text:p>
          </table:table-cell>
          <table:table-cell office:value-type="string" calcext:value-type="string">
            <text:p><text:s/>gen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diarreia</text:p>
          </table:table-cell>
          <table:table-cell office:value-type="string" calcext:value-type="string">
            <text:p><text:s/>infeccios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acesso</text:p>
          </table:table-cell>
          <table:table-cell office:value-type="string" calcext:value-type="string">
            <text:p><text:s/>pastage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inse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acasalar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se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tratamen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ingrediente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armazenagem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cobalto</text:p>
          </table:table-cell>
          <table:table-cell office:value-type="string" calcext:value-type="string">
            <text:p><text:s/>magnés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nutrientes</text:p>
          </table:table-cell>
          <table:table-cell office:value-type="string" calcext:value-type="string">
            <text:p><text:s/>concentr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nutrientes</text:p>
          </table:table-cell>
          <table:table-cell office:value-type="string" calcext:value-type="string">
            <text:p><text:s/>grand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nutrientes</text:p>
          </table:table-cell>
          <table:table-cell office:value-type="string" calcext:value-type="string">
            <text:p><text:s/>plant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delgar</text:p>
          </table:table-cell>
          <table:table-cell office:value-type="string" calcext:value-type="string">
            <text:p><text:s/>proteín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descer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abrasividade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abrasividade</text:p>
          </table:table-cell>
          <table:table-cell office:value-type="string" calcext:value-type="string">
            <text:p><text:s/>sil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novilha</text:p>
          </table:table-cell>
          <table:table-cell office:value-type="string" calcext:value-type="string">
            <text:p><text:s/>gest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novilha</text:p>
          </table:table-cell>
          <table:table-cell office:value-type="string" calcext:value-type="string">
            <text:p><text:s/>rebanh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aeróbia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zebuínos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integração</text:p>
          </table:table-cell>
          <table:table-cell office:value-type="string" calcext:value-type="string">
            <text:p><text:s/>cultu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integração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enxofre</text:p>
          </table:table-cell>
          <table:table-cell office:value-type="string" calcext:value-type="string">
            <text:p><text:s/>fósfo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pastagem</text:p>
          </table:table-cell>
          <table:table-cell office:value-type="string" calcext:value-type="string">
            <text:p><text:s/>cobertu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magnésio</text:p>
          </table:table-cell>
          <table:table-cell office:value-type="string" calcext:value-type="string">
            <text:p><text:s/>bicarbona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magnésio</text:p>
          </table:table-cell>
          <table:table-cell office:value-type="string" calcext:value-type="string">
            <text:p><text:s/>diet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magnésio</text:p>
          </table:table-cell>
          <table:table-cell office:value-type="string" calcext:value-type="string">
            <text:p><text:s/>águ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detenção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string" calcext:value-type="string">
            <text:p>misturador</text:p>
          </table:table-cell>
          <table:table-cell office:value-type="string" calcext:value-type="string">
            <text:p><text:s/>miner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semeadura</text:p>
          </table:table-cell>
          <table:table-cell office:value-type="string" calcext:value-type="string">
            <text:p><text:s/>pastage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semeadura</text:p>
          </table:table-cell>
          <table:table-cell office:value-type="string" calcext:value-type="string">
            <text:p><text:s/>plant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desmamar</text:p>
          </table:table-cell>
          <table:table-cell office:value-type="string" calcext:value-type="string">
            <text:p><text:s/>precoc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string" calcext:value-type="string">
            <text:p>líquida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líquida</text:p>
          </table:table-cell>
          <table:table-cell office:value-type="string" calcext:value-type="string">
            <text:p><text:s/>tratamen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string" calcext:value-type="string">
            <text:p>líquida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homozigoto</text:p>
          </table:table-cell>
          <table:table-cell office:value-type="string" calcext:value-type="string">
            <text:p><text:s/>gen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aminoácido</text:p>
          </table:table-cell>
          <table:table-cell office:value-type="string" calcext:value-type="string">
            <text:p><text:s/>amin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aminoácido</text:p>
          </table:table-cell>
          <table:table-cell office:value-type="string" calcext:value-type="string">
            <text:p><text:s/>microbia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rebanho</text:p>
          </table:table-cell>
          <table:table-cell office:value-type="string" calcext:value-type="string">
            <text:p><text:s/>acasalamen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rebanho</text:p>
          </table:table-cell>
          <table:table-cell office:value-type="string" calcext:value-type="string">
            <text:p><text:s/>cruzamen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rebanho</text:p>
          </table:table-cell>
          <table:table-cell office:value-type="string" calcext:value-type="string">
            <text:p><text:s/>mach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rebanho</text:p>
          </table:table-cell>
          <table:table-cell office:value-type="string" calcext:value-type="string">
            <text:p><text:s/>me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rebanho</text:p>
          </table:table-cell>
          <table:table-cell office:value-type="string" calcext:value-type="string">
            <text:p><text:s/>presenç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afet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animais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forragei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infec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interferi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lact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temperatu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prever</text:p>
          </table:table-cell>
          <table:table-cell office:value-type="string" calcext:value-type="string">
            <text:p><text:s/>par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leiteiro</text:p>
          </table:table-cell>
          <table:table-cell office:value-type="string" calcext:value-type="string">
            <text:p><text:s/>holandês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cetose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string" calcext:value-type="string">
            <text:p>vacar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string" calcext:value-type="string">
            <text:p>maneira</text:p>
          </table:table-cell>
          <table:table-cell office:value-type="string" calcext:value-type="string">
            <text:p><text:s/>gen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maneira</text:p>
          </table:table-cell>
          <table:table-cell office:value-type="string" calcext:value-type="string">
            <text:p><text:s/>moch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maneira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técnico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string" calcext:value-type="string">
            <text:p>técnico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técnico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ectoparasita</text:p>
          </table:table-cell>
          <table:table-cell office:value-type="string" calcext:value-type="string">
            <text:p><text:s/>grand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baix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elev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febr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se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sol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perda</text:p>
          </table:table-cell>
          <table:table-cell office:value-type="string" calcext:value-type="string">
            <text:p><text:s/>animais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string" calcext:value-type="string">
            <text:p>perda</text:p>
          </table:table-cell>
          <table:table-cell office:value-type="string" calcext:value-type="string">
            <text:p><text:s/>gordu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string" calcext:value-type="string">
            <text:p>perda</text:p>
          </table:table-cell>
          <table:table-cell office:value-type="string" calcext:value-type="string">
            <text:p><text:s/>lact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string" calcext:value-type="string">
            <text:p>perda</text:p>
          </table:table-cell>
          <table:table-cell office:value-type="string" calcext:value-type="string">
            <text:p><text:s/>peque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string" calcext:value-type="string">
            <text:p>eficiente</text:p>
          </table:table-cell>
          <table:table-cell office:value-type="string" calcext:value-type="string">
            <text:p><text:s/>carrapaticid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tropical</text:p>
          </table:table-cell>
          <table:table-cell office:value-type="string" calcext:value-type="string">
            <text:p><text:s/>peque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secador</text:p>
          </table:table-cell>
          <table:table-cell office:value-type="string" calcext:value-type="string">
            <text:p><text:s/>par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parto</text:p>
          </table:table-cell>
          <table:table-cell office:value-type="string" calcext:value-type="string">
            <text:p><text:s/>adul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parto</text:p>
          </table:table-cell>
          <table:table-cell office:value-type="string" calcext:value-type="string">
            <text:p><text:s/>cobertu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string" calcext:value-type="string">
            <text:p>parto</text:p>
          </table:table-cell>
          <table:table-cell office:value-type="string" calcext:value-type="string">
            <text:p><text:s/>concentr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parto</text:p>
          </table:table-cell>
          <table:table-cell office:value-type="string" calcext:value-type="string">
            <text:p><text:s/>holandês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parto</text:p>
          </table:table-cell>
          <table:table-cell office:value-type="string" calcext:value-type="string">
            <text:p><text:s/>princip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string" calcext:value-type="string">
            <text:p>zebu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semeadeira</text:p>
          </table:table-cell>
          <table:table-cell office:value-type="string" calcext:value-type="string">
            <text:p><text:s/>sement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<text:s/>gordu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<text:s/>mestiç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<text:s/>novilh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<text:s/>pel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suplemento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suplemento</text:p>
          </table:table-cell>
          <table:table-cell office:value-type="string" calcext:value-type="string">
            <text:p><text:s/>volumos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string" calcext:value-type="string">
            <text:p>acasalamento</text:p>
          </table:table-cell>
          <table:table-cell office:value-type="string" calcext:value-type="string">
            <text:p><text:s/>filh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macho</text:p>
          </table:table-cell>
          <table:table-cell office:value-type="string" calcext:value-type="string">
            <text:p><text:s/>raç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doador</text:p>
          </table:table-cell>
          <table:table-cell office:value-type="string" calcext:value-type="string">
            <text:p><text:s/>embri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animais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doenç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se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tratamen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leitei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string" calcext:value-type="string">
            <text:p>magra</text:p>
          </table:table-cell>
          <table:table-cell office:value-type="string" calcext:value-type="string">
            <text:p><text:s/>par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string" calcext:value-type="string">
            <text:p>pequeno</text:p>
          </table:table-cell>
          <table:table-cell office:value-type="string" calcext:value-type="string">
            <text:p><text:s/>proteín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string" calcext:value-type="string">
            <text:p>diferem</text:p>
          </table:table-cell>
          <table:table-cell office:value-type="string" calcext:value-type="string">
            <text:p><text:s/>sol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tecidos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string" calcext:value-type="string">
            <text:p>tecidos</text:p>
          </table:table-cell>
          <table:table-cell office:value-type="string" calcext:value-type="string">
            <text:p><text:s/>mamár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aptidão</text:p>
          </table:table-cell>
          <table:table-cell office:value-type="string" calcext:value-type="string">
            <text:p><text:s/>holandês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bicarbonato</text:p>
          </table:table-cell>
          <table:table-cell office:value-type="string" calcext:value-type="string">
            <text:p><text:s/>diet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string" calcext:value-type="string">
            <text:p>montar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bactéri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bebedou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er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omerci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oncentrad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onsumi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domés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eficient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entrad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entr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fas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fême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gi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huma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larv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mamár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materi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medicamen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máquin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m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natur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núcle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objetiv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ob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parasit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piquet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procedimen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quar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rotativ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suficient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tax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unidad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árvor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string" calcext:value-type="string">
            <text:p>inimigo</text:p>
          </table:table-cell>
          <table:table-cell office:value-type="string" calcext:value-type="string">
            <text:p><text:s/>natur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string" calcext:value-type="string">
            <text:p>estimulante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string" calcext:value-type="string">
            <text:p>peletizado</text:p>
          </table:table-cell>
          <table:table-cell office:value-type="string" calcext:value-type="string">
            <text:p><text:s/>concentr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string" calcext:value-type="string">
            <text:p>peletizado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aproveitamento</text:p>
          </table:table-cell>
          <table:table-cell office:value-type="string" calcext:value-type="string">
            <text:p><text:s/>plant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aproveitamento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digestãar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string" calcext:value-type="string">
            <text:p>descamação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descamação</text:p>
          </table:table-cell>
          <table:table-cell office:value-type="string" calcext:value-type="string">
            <text:p><text:s/>desce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tratamento</text:p>
          </table:table-cell>
          <table:table-cell office:value-type="string" calcext:value-type="string">
            <text:p><text:s/>identific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string" calcext:value-type="string">
            <text:p>tratamento</text:p>
          </table:table-cell>
          <table:table-cell office:value-type="string" calcext:value-type="string">
            <text:p><text:s/>infec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tratamento</text:p>
          </table:table-cell>
          <table:table-cell office:value-type="string" calcext:value-type="string">
            <text:p><text:s/>par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string" calcext:value-type="string">
            <text:p>tratamento</text:p>
          </table:table-cell>
          <table:table-cell office:value-type="string" calcext:value-type="string">
            <text:p><text:s/>se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string" calcext:value-type="string">
            <text:p>fertilização</text:p>
          </table:table-cell>
          <table:table-cell office:value-type="string" calcext:value-type="string">
            <text:p><text:s/>embri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fertilização</text:p>
          </table:table-cell>
          <table:table-cell office:value-type="string" calcext:value-type="string">
            <text:p><text:s/>vit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<text:s/>gi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string" calcext:value-type="string">
            <text:p>proteína</text:p>
          </table:table-cell>
          <table:table-cell office:value-type="string" calcext:value-type="string">
            <text:p><text:s/>raç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bicálcico</text:p>
          </table:table-cell>
          <table:table-cell office:value-type="string" calcext:value-type="string">
            <text:p><text:s/>fósfo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inoculação</text:p>
          </table:table-cell>
          <table:table-cell office:value-type="string" calcext:value-type="string">
            <text:p><text:s/>parasit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string" calcext:value-type="string">
            <text:p>cruzar</text:p>
          </table:table-cell>
          <table:table-cell office:value-type="string" calcext:value-type="string">
            <text:p><text:s/>raç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cruzar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string" calcext:value-type="string">
            <text:p>desmama</text:p>
          </table:table-cell>
          <table:table-cell office:value-type="string" calcext:value-type="string">
            <text:p><text:s/>precoc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entressafra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corpor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ester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forrage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infec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instal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novilh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ordenh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part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pel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te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tratamen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string" calcext:value-type="string">
            <text:p>seco</text:p>
          </table:table-cell>
          <table:table-cell office:value-type="string" calcext:value-type="string">
            <text:p><text:s/>pastage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string" calcext:value-type="string">
            <text:p>zebuína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string" calcext:value-type="string">
            <text:p>peladeira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string" calcext:value-type="string">
            <text:p>peladeira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string" calcext:value-type="string">
            <text:p>zebuíno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casal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ditiv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lumín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min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môn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ndrológ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taqu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çúc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acteria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ern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icarbona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ichei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as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aul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aval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lonage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bal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br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lhe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nfin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ítr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emor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esidrat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oado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omés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fluent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nfermidad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nzim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qui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re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scu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stol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abricant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en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e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inancei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r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ung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ess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ême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êne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herbicid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herd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homeopati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homeopá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híbrid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mplant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munidad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munoglobulin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desejáve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flamatór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flam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testi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tramamári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solamen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ater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imp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aternidad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edi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olécul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otiv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rdenhado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vul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vár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tóge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l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ogêni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olifer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opor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gim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ssemeadu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uziziensi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abo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ec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ementes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ombre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ucedâne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ul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éri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anqu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ecid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estícul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olerânci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ransmiss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reinamen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unidad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utensíl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ari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elh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entil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en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úmid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string" calcext:value-type="string">
            <text:p>silo</text:p>
          </table:table-cell>
          <table:table-cell office:value-type="string" calcext:value-type="string">
            <text:p><text:s/>forrage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string" calcext:value-type="string">
            <text:p>gestação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string" calcext:value-type="string">
            <text:p>gestação</text:p>
          </table:table-cell>
          <table:table-cell office:value-type="string" calcext:value-type="string">
            <text:p><text:s/>novilh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string" calcext:value-type="string">
            <text:p>secar</text:p>
          </table:table-cell>
          <table:table-cell office:value-type="string" calcext:value-type="string">
            <text:p><text:s/>par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string" calcext:value-type="string">
            <text:p>nitrogênio</text:p>
          </table:table-cell>
          <table:table-cell office:value-type="string" calcext:value-type="string">
            <text:p><text:s/>materi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string" calcext:value-type="string">
            <text:p>nitrogênio</text:p>
          </table:table-cell>
          <table:table-cell office:value-type="string" calcext:value-type="string">
            <text:p><text:s/>orgân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string" calcext:value-type="string">
            <text:p>identificar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string" calcext:value-type="string">
            <text:p>cuidado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string" calcext:value-type="string">
            <text:p>rasteira</text:p>
          </table:table-cell>
          <table:table-cell office:value-type="string" calcext:value-type="string">
            <text:p><text:s/>plant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string" calcext:value-type="string">
            <text:p>pesagem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bas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bovi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braquiári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capi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cobri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coch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compact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corpor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doenç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filh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forragei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gest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gi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holandês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manei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medid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nutrient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opul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rebanh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ris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rotativ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se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sil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temperatu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teo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string" calcext:value-type="string">
            <text:p>presença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string" calcext:value-type="string">
            <text:p>presença</text:p>
          </table:table-cell>
          <table:table-cell office:value-type="string" calcext:value-type="string">
            <text:p><text:s/>chifr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string" calcext:value-type="string">
            <text:p>vegetativo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string" calcext:value-type="string">
            <text:p>puro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string" calcext:value-type="string">
            <text:p>óxido</text:p>
          </table:table-cell>
          <table:table-cell office:value-type="string" calcext:value-type="string">
            <text:p><text:s/>bicarbona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string" calcext:value-type="string">
            <text:p>óxido</text:p>
          </table:table-cell>
          <table:table-cell office:value-type="string" calcext:value-type="string">
            <text:p><text:s/>diet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string" calcext:value-type="string">
            <text:p>oócito</text:p>
          </table:table-cell>
          <table:table-cell office:value-type="string" calcext:value-type="string">
            <text:p><text:s/>embri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string" calcext:value-type="string">
            <text:p>lactente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string" calcext:value-type="string">
            <text:p>intestino</text:p>
          </table:table-cell>
          <table:table-cell office:value-type="string" calcext:value-type="string">
            <text:p><text:s/>proteín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string" calcext:value-type="string">
            <text:p>consumidor</text:p>
          </table:table-cell>
          <table:table-cell office:value-type="string" calcext:value-type="string">
            <text:p><text:s/>águ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string" calcext:value-type="string">
            <text:p>método</text:p>
          </table:table-cell>
          <table:table-cell office:value-type="string" calcext:value-type="string">
            <text:p><text:s/>sement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string" calcext:value-type="string">
            <text:p>somático</text:p>
          </table:table-cell>
          <table:table-cell office:value-type="string" calcext:value-type="string">
            <text:p><text:s/>par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string" calcext:value-type="string">
            <text:p>garantir</text:p>
          </table:table-cell>
          <table:table-cell office:value-type="string" calcext:value-type="string">
            <text:p><text:s/>animais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string" calcext:value-type="string">
            <text:p>garantir</text:p>
          </table:table-cell>
          <table:table-cell office:value-type="string" calcext:value-type="string">
            <text:p><text:s/>par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string" calcext:value-type="string">
            <text:p>bezerro</text:p>
          </table:table-cell>
          <table:table-cell office:value-type="string" calcext:value-type="string">
            <text:p><text:s/>volumos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agent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desaleitamen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holandês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me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mestiç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méd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natur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r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se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volumos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string" calcext:value-type="string">
            <text:p>gir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string" calcext:value-type="string">
            <text:p>parir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string" calcext:value-type="string">
            <text:p>sanitário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string" calcext:value-type="string">
            <text:p>pico</text:p>
          </table:table-cell>
          <table:table-cell office:value-type="string" calcext:value-type="string">
            <text:p><text:s/>si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string" calcext:value-type="string">
            <text:p>conservante</text:p>
          </table:table-cell>
          <table:table-cell office:value-type="string" calcext:value-type="string">
            <text:p><text:s/>si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string" calcext:value-type="string">
            <text:p>reprodutor</text:p>
          </table:table-cell>
          <table:table-cell office:value-type="string" calcext:value-type="string">
            <text:p><text:s/>gené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string" calcext:value-type="string">
            <text:p>reprodutor</text:p>
          </table:table-cell>
          <table:table-cell office:value-type="string" calcext:value-type="string">
            <text:p><text:s/>mont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string" calcext:value-type="string">
            <text:p>reprodutor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string" calcext:value-type="string">
            <text:p>verão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ag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antibió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imunológ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miner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mã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string" calcext:value-type="string">
            <text:p>fermentação</text:p>
          </table:table-cell>
          <table:table-cell office:value-type="string" calcext:value-type="string">
            <text:p><text:s/>si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ag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antibió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imunológ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miner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mã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tecid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string" calcext:value-type="string">
            <text:p>abomaso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arbus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forragei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forr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plant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tropic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árvor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ali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al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gord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imunológ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potáss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reban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reprodutiv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suple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óxid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string" calcext:value-type="string">
            <text:p>leguminoso</text:p>
          </table:table-cell>
          <table:table-cell office:value-type="string" calcext:value-type="string">
            <text:p><text:s/>forr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string" calcext:value-type="string">
            <text:p>leguminoso</text:p>
          </table:table-cell>
          <table:table-cell office:value-type="string" calcext:value-type="string">
            <text:p><text:s/>tropic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string" calcext:value-type="string">
            <text:p>leguminoso</text:p>
          </table:table-cell>
          <table:table-cell office:value-type="string" calcext:value-type="string">
            <text:p><text:s/>árvor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string" calcext:value-type="string">
            <text:p>calagem</text:p>
          </table:table-cell>
          <table:table-cell office:value-type="string" calcext:value-type="string">
            <text:p><text:s/>b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string" calcext:value-type="string">
            <text:p>calagem</text:p>
          </table:table-cell>
          <table:table-cell office:value-type="string" calcext:value-type="string">
            <text:p><text:s/>forragei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string" calcext:value-type="string">
            <text:p>calagem</text:p>
          </table:table-cell>
          <table:table-cell office:value-type="string" calcext:value-type="string">
            <text:p><text:s/>natur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string" calcext:value-type="string">
            <text:p>touceira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string" calcext:value-type="string">
            <text:p>térmico</text:p>
          </table:table-cell>
          <table:table-cell office:value-type="string" calcext:value-type="string">
            <text:p><text:s/>efici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string" calcext:value-type="string">
            <text:p>térmico</text:p>
          </table:table-cell>
          <table:table-cell office:value-type="string" calcext:value-type="string">
            <text:p><text:s/>temperat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string" calcext:value-type="string">
            <text:p>motivo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string" calcext:value-type="string">
            <text:p>piquete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string" calcext:value-type="string">
            <text:p>piquete</text:p>
          </table:table-cell>
          <table:table-cell office:value-type="string" calcext:value-type="string">
            <text:p><text:s/>cer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string" calcext:value-type="string">
            <text:p>vegetal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string" calcext:value-type="string">
            <text:p>vegetal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crioscopia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crioscopia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crioscopia</text:p>
          </table:table-cell>
          <table:table-cell office:value-type="string" calcext:value-type="string">
            <text:p><text:s/>ra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string" calcext:value-type="string">
            <text:p>crioscopia</text:p>
          </table:table-cell>
          <table:table-cell office:value-type="string" calcext:value-type="string">
            <text:p><text:s/>sex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string" calcext:value-type="string">
            <text:p>térmica</text:p>
          </table:table-cell>
          <table:table-cell office:value-type="string" calcext:value-type="string">
            <text:p><text:s/>efici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string" calcext:value-type="string">
            <text:p>térmica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string" calcext:value-type="string">
            <text:p>térmica</text:p>
          </table:table-cell>
          <table:table-cell office:value-type="string" calcext:value-type="string">
            <text:p><text:s/>temperat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string" calcext:value-type="string">
            <text:p>desfolha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string" calcext:value-type="string">
            <text:p>espermatozoide</text:p>
          </table:table-cell>
          <table:table-cell office:value-type="string" calcext:value-type="string">
            <text:p><text:s/>mac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string" calcext:value-type="string">
            <text:p>tamponante</text:p>
          </table:table-cell>
          <table:table-cell office:value-type="string" calcext:value-type="string">
            <text:p><text:s/>bicarbona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string" calcext:value-type="string">
            <text:p>tamponante</text:p>
          </table:table-cell>
          <table:table-cell office:value-type="string" calcext:value-type="string">
            <text:p><text:s/>rumin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string" calcext:value-type="string">
            <text:p>tamponante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string" calcext:value-type="string">
            <text:p>sexo</text:p>
          </table:table-cell>
          <table:table-cell office:value-type="string" calcext:value-type="string">
            <text:p><text:s/>gême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string" calcext:value-type="string">
            <text:p>sexo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string" calcext:value-type="string">
            <text:p>fisiológico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string" calcext:value-type="string">
            <text:p>bula</text:p>
          </table:table-cell>
          <table:table-cell office:value-type="string" calcext:value-type="string">
            <text:p><text:s/>carrapaticid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string" calcext:value-type="string">
            <text:p>absorvível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string" calcext:value-type="string">
            <text:p>absorvível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string" calcext:value-type="string">
            <text:p>febre</text:p>
          </table:table-cell>
          <table:table-cell office:value-type="string" calcext:value-type="string">
            <text:p><text:s/>al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string" calcext:value-type="string">
            <text:p>febre</text:p>
          </table:table-cell>
          <table:table-cell office:value-type="string" calcext:value-type="string">
            <text:p><text:s/>perd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string" calcext:value-type="string">
            <text:p>doença</text:p>
          </table:table-cell>
          <table:table-cell office:value-type="string" calcext:value-type="string">
            <text:p><text:s/>gêner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string" calcext:value-type="string">
            <text:p>doença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string" calcext:value-type="string">
            <text:p>biológico</text:p>
          </table:table-cell>
          <table:table-cell office:value-type="string" calcext:value-type="string">
            <text:p><text:s/>gramíne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string" calcext:value-type="string">
            <text:p>biológico</text:p>
          </table:table-cell>
          <table:table-cell office:value-type="string" calcext:value-type="string">
            <text:p><text:s/>trata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string" calcext:value-type="string">
            <text:p>tolerância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string" calcext:value-type="string">
            <text:p>tolerância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string" calcext:value-type="string">
            <text:p>tolerância</text:p>
          </table:table-cell>
          <table:table-cell office:value-type="string" calcext:value-type="string">
            <text:p><text:s/>holandês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string" calcext:value-type="string">
            <text:p>tolerância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string" calcext:value-type="string">
            <text:p>afetar</text:p>
          </table:table-cell>
          <table:table-cell office:value-type="string" calcext:value-type="string">
            <text:p><text:s/>infec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string" calcext:value-type="string">
            <text:p>afetar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string" calcext:value-type="string">
            <text:p>afetar</text:p>
          </table:table-cell>
          <table:table-cell office:value-type="string" calcext:value-type="string">
            <text:p><text:s/>mamár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string" calcext:value-type="string">
            <text:p>mineral</text:p>
          </table:table-cell>
          <table:table-cell office:value-type="string" calcext:value-type="string">
            <text:p><text:s/>al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string" calcext:value-type="string">
            <text:p>mineral</text:p>
          </table:table-cell>
          <table:table-cell office:value-type="string" calcext:value-type="string">
            <text:p><text:s/>gord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string" calcext:value-type="string">
            <text:p>mineral</text:p>
          </table:table-cell>
          <table:table-cell office:value-type="string" calcext:value-type="string">
            <text:p><text:s/>imunológ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string" calcext:value-type="string">
            <text:p>rufião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string" calcext:value-type="string">
            <text:p>rufião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string" calcext:value-type="string">
            <text:p>cérvix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string" calcext:value-type="string">
            <text:p>proporção</text:p>
          </table:table-cell>
          <table:table-cell office:value-type="string" calcext:value-type="string">
            <text:p><text:s/>lo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acasala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concentr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célul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elev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medid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méd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se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somá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string" calcext:value-type="string">
            <text:p>manteiga</text:p>
          </table:table-cell>
          <table:table-cell office:value-type="string" calcext:value-type="string">
            <text:p><text:s/>gord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string" calcext:value-type="string">
            <text:p>ordenha</text:p>
          </table:table-cell>
          <table:table-cell office:value-type="string" calcext:value-type="string">
            <text:p><text:s/>auxili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string" calcext:value-type="string">
            <text:p>ordenha</text:p>
          </table:table-cell>
          <table:table-cell office:value-type="string" calcext:value-type="string">
            <text:p><text:s/>limp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string" calcext:value-type="string">
            <text:p>ordenha</text:p>
          </table:table-cell>
          <table:table-cell office:value-type="string" calcext:value-type="string">
            <text:p><text:s/>utensíl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string" calcext:value-type="string">
            <text:p>ordenha</text:p>
          </table:table-cell>
          <table:table-cell office:value-type="string" calcext:value-type="string">
            <text:p><text:s/>v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string" calcext:value-type="string">
            <text:p>cru</text:p>
          </table:table-cell>
          <table:table-cell office:value-type="string" calcext:value-type="string">
            <text:p><text:s/>técn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string" calcext:value-type="string">
            <text:p>esterco</text:p>
          </table:table-cell>
          <table:table-cell office:value-type="string" calcext:value-type="string">
            <text:p><text:s/>águ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concentr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popul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ra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r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se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sabor</text:p>
          </table:table-cell>
          <table:table-cell office:value-type="string" calcext:value-type="string">
            <text:p><text:s/>enzim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string" calcext:value-type="string">
            <text:p>cirúrgico</text:p>
          </table:table-cell>
          <table:table-cell office:value-type="string" calcext:value-type="string">
            <text:p><text:s/>testícu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string" calcext:value-type="string">
            <text:p>prolapso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string" calcext:value-type="string">
            <text:p>aditivo</text:p>
          </table:table-cell>
          <table:table-cell office:value-type="string" calcext:value-type="string">
            <text:p><text:s/>bicarbona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string" calcext:value-type="string">
            <text:p>tomada</text:p>
          </table:table-cell>
          <table:table-cell office:value-type="string" calcext:value-type="string">
            <text:p><text:s/>planeja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string" calcext:value-type="string">
            <text:p>treinamento</text:p>
          </table:table-cell>
          <table:table-cell office:value-type="string" calcext:value-type="string">
            <text:p><text:s/>m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string" calcext:value-type="string">
            <text:p>treinamento</text:p>
          </table:table-cell>
          <table:table-cell office:value-type="string" calcext:value-type="string">
            <text:p><text:s/>ob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string" calcext:value-type="string">
            <text:p>potássio</text:p>
          </table:table-cell>
          <table:table-cell office:value-type="string" calcext:value-type="string">
            <text:p><text:s/>cobr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string" calcext:value-type="string">
            <text:p>potássio</text:p>
          </table:table-cell>
          <table:table-cell office:value-type="string" calcext:value-type="string">
            <text:p><text:s/>manganês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string" calcext:value-type="string">
            <text:p>potássio</text:p>
          </table:table-cell>
          <table:table-cell office:value-type="string" calcext:value-type="string">
            <text:p><text:s/>nitrogên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string" calcext:value-type="string">
            <text:p>bernes</text:p>
          </table:table-cell>
          <table:table-cell office:value-type="string" calcext:value-type="string">
            <text:p><text:s/>espéci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string" calcext:value-type="string">
            <text:p>caixa</text:p>
          </table:table-cell>
          <table:table-cell office:value-type="string" calcext:value-type="string">
            <text:p><text:s/>cai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string" calcext:value-type="string">
            <text:p>caixa</text:p>
          </table:table-cell>
          <table:table-cell office:value-type="string" calcext:value-type="string">
            <text:p><text:s/>térm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string" calcext:value-type="string">
            <text:p>aureus</text:p>
          </table:table-cell>
          <table:table-cell office:value-type="string" calcext:value-type="string">
            <text:p><text:s/>agalactia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string" calcext:value-type="string">
            <text:p>aureus</text:p>
          </table:table-cell>
          <table:table-cell office:value-type="string" calcext:value-type="string">
            <text:p><text:s/>contagios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string" calcext:value-type="string">
            <text:p>híbrido</text:p>
          </table:table-cell>
          <table:table-cell office:value-type="string" calcext:value-type="string">
            <text:p><text:s/>cruza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string" calcext:value-type="string">
            <text:p>infestação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string" calcext:value-type="string">
            <text:p>infestação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string" calcext:value-type="string">
            <text:p>armazenamento</text:p>
          </table:table-cell>
          <table:table-cell office:value-type="string" calcext:value-type="string">
            <text:p><text:s/>concentr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string" calcext:value-type="string">
            <text:p>armazenamento</text:p>
          </table:table-cell>
          <table:table-cell office:value-type="string" calcext:value-type="string">
            <text:p><text:s/>miner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estresse</text:p>
          </table:table-cell>
          <table:table-cell office:value-type="string" calcext:value-type="string">
            <text:p><text:s/>corpor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string" calcext:value-type="string">
            <text:p>estresse</text:p>
          </table:table-cell>
          <table:table-cell office:value-type="string" calcext:value-type="string">
            <text:p><text:s/>fato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string" calcext:value-type="string">
            <text:p>estresse</text:p>
          </table:table-cell>
          <table:table-cell office:value-type="string" calcext:value-type="string">
            <text:p><text:s/>metaból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string" calcext:value-type="string">
            <text:p>estresse</text:p>
          </table:table-cell>
          <table:table-cell office:value-type="string" calcext:value-type="string">
            <text:p><text:s/>qu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string" calcext:value-type="string">
            <text:p>estresse</text:p>
          </table:table-cell>
          <table:table-cell office:value-type="string" calcext:value-type="string">
            <text:p><text:s/>sistem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string" calcext:value-type="string">
            <text:p>estresse</text:p>
          </table:table-cell>
          <table:table-cell office:value-type="string" calcext:value-type="string">
            <text:p><text:s/>temperat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string" calcext:value-type="string">
            <text:p>estreptococo</text:p>
          </table:table-cell>
          <table:table-cell office:value-type="string" calcext:value-type="string">
            <text:p><text:s/>coliform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concentrad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f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ges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gord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méd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novil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pel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princip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ra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reban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te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string" calcext:value-type="string">
            <text:p>gestante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string" calcext:value-type="string">
            <text:p>gestante</text:p>
          </table:table-cell>
          <table:table-cell office:value-type="string" calcext:value-type="string">
            <text:p><text:s/>vac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chuv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come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desmam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elev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forr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leitei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novil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pastej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rotativ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rumin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tampona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string" calcext:value-type="string">
            <text:p>pivô</text:p>
          </table:table-cell>
          <table:table-cell office:value-type="string" calcext:value-type="string">
            <text:p><text:s/>asperso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<text:s/>associ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<text:s/>doen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string" calcext:value-type="string">
            <text:p>anaeróbia</text:p>
          </table:table-cell>
          <table:table-cell office:value-type="string" calcext:value-type="string">
            <text:p><text:s/>lago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string" calcext:value-type="string">
            <text:p>geada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string" calcext:value-type="string">
            <text:p>pressãar</text:p>
          </table:table-cell>
          <table:table-cell office:value-type="string" calcext:value-type="string">
            <text:p><text:s/>asperso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string" calcext:value-type="string">
            <text:p>medida</text:p>
          </table:table-cell>
          <table:table-cell office:value-type="string" calcext:value-type="string">
            <text:p><text:s/>bacté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string" calcext:value-type="string">
            <text:p>medida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string" calcext:value-type="string">
            <text:p>medida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string" calcext:value-type="string">
            <text:p>medida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string" calcext:value-type="string">
            <text:p>antibiose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string" calcext:value-type="string">
            <text:p>tostar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string" calcext:value-type="string">
            <text:p>pus</text:p>
          </table:table-cell>
          <table:table-cell office:value-type="string" calcext:value-type="string">
            <text:p><text:s/>presen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string" calcext:value-type="string">
            <text:p>corporal</text:p>
          </table:table-cell>
          <table:table-cell office:value-type="string" calcext:value-type="string">
            <text:p><text:s/>f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string" calcext:value-type="string">
            <text:p>corporal</text:p>
          </table:table-cell>
          <table:table-cell office:value-type="string" calcext:value-type="string">
            <text:p><text:s/>pari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string" calcext:value-type="string">
            <text:p>irrigação</text:p>
          </table:table-cell>
          <table:table-cell office:value-type="string" calcext:value-type="string">
            <text:p><text:s/>águ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string" calcext:value-type="string">
            <text:p>ácido</text:p>
          </table:table-cell>
          <table:table-cell office:value-type="string" calcext:value-type="string">
            <text:p><text:s/>fosfa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string" calcext:value-type="string">
            <text:p>ácido</text:p>
          </table:table-cell>
          <table:table-cell office:value-type="string" calcext:value-type="string">
            <text:p><text:s/>me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string" calcext:value-type="string">
            <text:p>ácido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string" calcext:value-type="string">
            <text:p>esperar</text:p>
          </table:table-cell>
          <table:table-cell office:value-type="string" calcext:value-type="string">
            <text:p><text:s/>hetero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string" calcext:value-type="string">
            <text:p>célula</text:p>
          </table:table-cell>
          <table:table-cell office:value-type="string" calcext:value-type="string">
            <text:p><text:s/>corp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string" calcext:value-type="string">
            <text:p>célula</text:p>
          </table:table-cell>
          <table:table-cell office:value-type="string" calcext:value-type="string">
            <text:p><text:s/>inflamatór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string" calcext:value-type="string">
            <text:p>célula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string" calcext:value-type="string">
            <text:p>célula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string" calcext:value-type="string">
            <text:p>químico</text:p>
          </table:table-cell>
          <table:table-cell office:value-type="string" calcext:value-type="string">
            <text:p><text:s/>sistem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string" calcext:value-type="string">
            <text:p>digestão</text:p>
          </table:table-cell>
          <table:table-cell office:value-type="string" calcext:value-type="string">
            <text:p><text:s/>ali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string" calcext:value-type="string">
            <text:p>digestão</text:p>
          </table:table-cell>
          <table:table-cell office:value-type="string" calcext:value-type="string">
            <text:p><text:s/>bacté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string" calcext:value-type="string">
            <text:p>digestão</text:p>
          </table:table-cell>
          <table:table-cell office:value-type="string" calcext:value-type="string">
            <text:p><text:s/>f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string" calcext:value-type="string">
            <text:p>digestão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string" calcext:value-type="string">
            <text:p>guzerá</text:p>
          </table:table-cell>
          <table:table-cell office:value-type="string" calcext:value-type="string">
            <text:p><text:s/>aptid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string" calcext:value-type="string">
            <text:p>guzerá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string" calcext:value-type="string">
            <text:p>guzerá</text:p>
          </table:table-cell>
          <table:table-cell office:value-type="string" calcext:value-type="string">
            <text:p><text:s/>gené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string" calcext:value-type="string">
            <text:p>obra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string" calcext:value-type="string">
            <text:p>obtençãar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string" calcext:value-type="string">
            <text:p>osso</text:p>
          </table:table-cell>
          <table:table-cell office:value-type="string" calcext:value-type="string">
            <text:p><text:s/>fósfo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string" calcext:value-type="string">
            <text:p>colhedeira</text:p>
          </table:table-cell>
          <table:table-cell office:value-type="string" calcext:value-type="string">
            <text:p><text:s/>plant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string" calcext:value-type="string">
            <text:p>pilha</text:p>
          </table:table-cell>
          <table:table-cell office:value-type="string" calcext:value-type="string">
            <text:p><text:s/>compo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string" calcext:value-type="string">
            <text:p>fibra</text:p>
          </table:table-cell>
          <table:table-cell office:value-type="string" calcext:value-type="string">
            <text:p><text:s/>diet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string" calcext:value-type="string">
            <text:p>fibra</text:p>
          </table:table-cell>
          <table:table-cell office:value-type="string" calcext:value-type="string">
            <text:p><text:s/>leitei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string" calcext:value-type="string">
            <text:p>acetonemia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string" calcext:value-type="string">
            <text:p>fácil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string" calcext:value-type="string">
            <text:p>elevar</text:p>
          </table:table-cell>
          <table:table-cell office:value-type="string" calcext:value-type="string">
            <text:p><text:s/>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string" calcext:value-type="string">
            <text:p>elevar</text:p>
          </table:table-cell>
          <table:table-cell office:value-type="string" calcext:value-type="string">
            <text:p><text:s/>b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string" calcext:value-type="string">
            <text:p>elevar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string" calcext:value-type="string">
            <text:p>elevar</text:p>
          </table:table-cell>
          <table:table-cell office:value-type="string" calcext:value-type="string">
            <text:p><text:s/>tropic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string" calcext:value-type="string">
            <text:p>arenoso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string" calcext:value-type="string">
            <text:p>farinha</text:p>
          </table:table-cell>
          <table:table-cell office:value-type="string" calcext:value-type="string">
            <text:p><text:s/>fósfo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string" calcext:value-type="string">
            <text:p>principal</text:p>
          </table:table-cell>
          <table:table-cell office:value-type="string" calcext:value-type="string">
            <text:p><text:s/>cuidad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string" calcext:value-type="string">
            <text:p>principal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string" calcext:value-type="string">
            <text:p>principal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string" calcext:value-type="string">
            <text:p>principal</text:p>
          </table:table-cell>
          <table:table-cell office:value-type="string" calcext:value-type="string">
            <text:p><text:s/>reban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string" calcext:value-type="string">
            <text:p>principal</text:p>
          </table:table-cell>
          <table:table-cell office:value-type="string" calcext:value-type="string">
            <text:p><text:s/>temperat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string" calcext:value-type="string">
            <text:p>pastejo</text:p>
          </table:table-cell>
          <table:table-cell office:value-type="string" calcext:value-type="string">
            <text:p><text:s/>ave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string" calcext:value-type="string">
            <text:p>pastejo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string" calcext:value-type="string">
            <text:p>pastejo</text:p>
          </table:table-cell>
          <table:table-cell office:value-type="string" calcext:value-type="string">
            <text:p><text:s/>cobert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string" calcext:value-type="string">
            <text:p>pastejo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string" calcext:value-type="string">
            <text:p>pastejo</text:p>
          </table:table-cell>
          <table:table-cell office:value-type="string" calcext:value-type="string">
            <text:p><text:s/>presen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concentr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popul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ra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r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se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ave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invaso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leguminos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plant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plântul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seme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string" calcext:value-type="string">
            <text:p>hábito</text:p>
          </table:table-cell>
          <table:table-cell office:value-type="string" calcext:value-type="string">
            <text:p><text:s/>pastej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<text:s/>sistem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<text:s/>árvor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string" calcext:value-type="string">
            <text:p>humificação</text:p>
          </table:table-cell>
          <table:table-cell office:value-type="string" calcext:value-type="string">
            <text:p><text:s/>f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string" calcext:value-type="string">
            <text:p>fêmea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string" calcext:value-type="string">
            <text:p>fêmea</text:p>
          </table:table-cell>
          <table:table-cell office:value-type="string" calcext:value-type="string">
            <text:p><text:s/>estéri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string" calcext:value-type="string">
            <text:p>fêmea</text:p>
          </table:table-cell>
          <table:table-cell office:value-type="string" calcext:value-type="string">
            <text:p><text:s/>fil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string" calcext:value-type="string">
            <text:p>fêmea</text:p>
          </table:table-cell>
          <table:table-cell office:value-type="string" calcext:value-type="string">
            <text:p><text:s/>leitei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string" calcext:value-type="string">
            <text:p>fêmea</text:p>
          </table:table-cell>
          <table:table-cell office:value-type="string" calcext:value-type="string">
            <text:p><text:s/>vit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bovino</text:p>
          </table:table-cell>
          <table:table-cell office:value-type="string" calcext:value-type="string">
            <text:p><text:s/>al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string" calcext:value-type="string">
            <text:p>bovino</text:p>
          </table:table-cell>
          <table:table-cell office:value-type="string" calcext:value-type="string">
            <text:p><text:s/>b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string" calcext:value-type="string">
            <text:p>bovino</text:p>
          </table:table-cell>
          <table:table-cell office:value-type="string" calcext:value-type="string">
            <text:p><text:s/>efici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string" calcext:value-type="string">
            <text:p>bovino</text:p>
          </table:table-cell>
          <table:table-cell office:value-type="string" calcext:value-type="string">
            <text:p><text:s/>equi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string" calcext:value-type="string">
            <text:p>bovino</text:p>
          </table:table-cell>
          <table:table-cell office:value-type="string" calcext:value-type="string">
            <text:p><text:s/>huma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string" calcext:value-type="string">
            <text:p>bovino</text:p>
          </table:table-cell>
          <table:table-cell office:value-type="string" calcext:value-type="string">
            <text:p><text:s/>ovi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string" calcext:value-type="string">
            <text:p>ereto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string" calcext:value-type="string">
            <text:p>interferir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string" calcext:value-type="string">
            <text:p>teor</text:p>
          </table:table-cell>
          <table:table-cell office:value-type="string" calcext:value-type="string">
            <text:p><text:s/>fósfo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string" calcext:value-type="string">
            <text:p>herbicida</text:p>
          </table:table-cell>
          <table:table-cell office:value-type="string" calcext:value-type="string">
            <text:p><text:s/>plant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string" calcext:value-type="string">
            <text:p>uterino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string" calcext:value-type="string">
            <text:p>físico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string" calcext:value-type="string">
            <text:p>físico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string" calcext:value-type="string">
            <text:p>físico</text:p>
          </table:table-cell>
          <table:table-cell office:value-type="string" calcext:value-type="string">
            <text:p><text:s/>sistem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string" calcext:value-type="string">
            <text:p>físico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string" calcext:value-type="string">
            <text:p>unidade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string" calcext:value-type="string">
            <text:p>monta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string" calcext:value-type="string">
            <text:p>libido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string" calcext:value-type="string">
            <text:p>albumina</text:p>
          </table:table-cell>
          <table:table-cell office:value-type="string" calcext:value-type="string">
            <text:p><text:s/>globulin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string" calcext:value-type="string">
            <text:p>albumina</text:p>
          </table:table-cell>
          <table:table-cell office:value-type="string" calcext:value-type="string">
            <text:p><text:s/>gord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string" calcext:value-type="string">
            <text:p>albumina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string" calcext:value-type="string">
            <text:p>dactylon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string" calcext:value-type="string">
            <text:p>dactylon</text:p>
          </table:table-cell>
          <table:table-cell office:value-type="string" calcext:value-type="string">
            <text:p><text:s/>nlemfuensis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string" calcext:value-type="string">
            <text:p>efeito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string" calcext:value-type="string">
            <text:p>efeito</text:p>
          </table:table-cell>
          <table:table-cell office:value-type="string" calcext:value-type="string">
            <text:p><text:s/>mestiç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string" calcext:value-type="string">
            <text:p>vermelhinho</text:p>
          </table:table-cell>
          <table:table-cell office:value-type="string" calcext:value-type="string">
            <text:p><text:s/>micui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string" calcext:value-type="string">
            <text:p>utensílio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string" calcext:value-type="string">
            <text:p>cigarra</text:p>
          </table:table-cell>
          <table:table-cell office:value-type="string" calcext:value-type="string">
            <text:p><text:s/>inse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string" calcext:value-type="string">
            <text:p>cigarra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string" calcext:value-type="string">
            <text:p>cigarra</text:p>
          </table:table-cell>
          <table:table-cell office:value-type="string" calcext:value-type="string">
            <text:p><text:s/>plant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string" calcext:value-type="string">
            <text:p>sofrimento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string" calcext:value-type="string">
            <text:p>heterose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string" calcext:value-type="string">
            <text:p>heterose</text:p>
          </table:table-cell>
          <table:table-cell office:value-type="string" calcext:value-type="string">
            <text:p><text:s/>fil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string" calcext:value-type="string">
            <text:p>heterose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string" calcext:value-type="string">
            <text:p>meio</text:p>
          </table:table-cell>
          <table:table-cell office:value-type="string" calcext:value-type="string">
            <text:p><text:s/>embri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string" calcext:value-type="string">
            <text:p>meio</text:p>
          </table:table-cell>
          <table:table-cell office:value-type="string" calcext:value-type="string">
            <text:p><text:s/>fosfa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string" calcext:value-type="string">
            <text:p>meio</text:p>
          </table:table-cell>
          <table:table-cell office:value-type="string" calcext:value-type="string">
            <text:p><text:s/>garanti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string" calcext:value-type="string">
            <text:p>meio</text:p>
          </table:table-cell>
          <table:table-cell office:value-type="string" calcext:value-type="string">
            <text:p><text:s/>grad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string" calcext:value-type="string">
            <text:p>meio</text:p>
          </table:table-cell>
          <table:table-cell office:value-type="string" calcext:value-type="string">
            <text:p><text:s/>métod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string" calcext:value-type="string">
            <text:p>meio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string" calcext:value-type="string">
            <text:p>meio</text:p>
          </table:table-cell>
          <table:table-cell office:value-type="string" calcext:value-type="string">
            <text:p><text:s/>pl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string" calcext:value-type="string">
            <text:p>meio</text:p>
          </table:table-cell>
          <table:table-cell office:value-type="string" calcext:value-type="string">
            <text:p><text:s/>plant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string" calcext:value-type="string">
            <text:p>meio</text:p>
          </table:table-cell>
          <table:table-cell office:value-type="string" calcext:value-type="string">
            <text:p><text:s/>pu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coc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come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f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forragei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intoxic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magnés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pas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string" calcext:value-type="string">
            <text:p>drenagem</text:p>
          </table:table-cell>
          <table:table-cell office:value-type="string" calcext:value-type="string">
            <text:p><text:s/>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string" calcext:value-type="string">
            <text:p>drenagem</text:p>
          </table:table-cell>
          <table:table-cell office:value-type="string" calcext:value-type="string">
            <text:p><text:s/>terr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string" calcext:value-type="string">
            <text:p>teto</text:p>
          </table:table-cell>
          <table:table-cell office:value-type="string" calcext:value-type="string">
            <text:p><text:s/>lo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antibió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ordenh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pastej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sintom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técn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string" calcext:value-type="string">
            <text:p>germinação</text:p>
          </table:table-cell>
          <table:table-cell office:value-type="string" calcext:value-type="string">
            <text:p><text:s/>forragei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string" calcext:value-type="string">
            <text:p>germinação</text:p>
          </table:table-cell>
          <table:table-cell office:value-type="string" calcext:value-type="string">
            <text:p><text:s/>semead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string" calcext:value-type="string">
            <text:p>carbonato</text:p>
          </table:table-cell>
          <table:table-cell office:value-type="string" calcext:value-type="string">
            <text:p><text:s/>águ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string" calcext:value-type="string">
            <text:p>imunidade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string" calcext:value-type="string">
            <text:p>resistente</text:p>
          </table:table-cell>
          <table:table-cell office:value-type="string" calcext:value-type="string">
            <text:p><text:s/>ra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string" calcext:value-type="string">
            <text:p>cobrir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string" calcext:value-type="string">
            <text:p>lençol</text:p>
          </table:table-cell>
          <table:table-cell office:value-type="string" calcext:value-type="string">
            <text:p><text:s/>orgân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luz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mod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ov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radi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ra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resídu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rotativ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se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tolera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tropic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v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string" calcext:value-type="string">
            <text:p>digerir</text:p>
          </table:table-cell>
          <table:table-cell office:value-type="string" calcext:value-type="string">
            <text:p><text:s/>fib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string" calcext:value-type="string">
            <text:p>digerir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<text:s/>compac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<text:s/>ester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<text:s/>organism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<text:s/>tanqu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string" calcext:value-type="string">
            <text:p>lagoa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al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b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bovi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cava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efici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equi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estres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forragei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huma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ovi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samamba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sistem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trata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águ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string" calcext:value-type="string">
            <text:p>mãe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string" calcext:value-type="string">
            <text:p>mãe</text:p>
          </table:table-cell>
          <table:table-cell office:value-type="string" calcext:value-type="string">
            <text:p><text:s/>fil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string" calcext:value-type="string">
            <text:p>mãe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string" calcext:value-type="string">
            <text:p>energético</text:p>
          </table:table-cell>
          <table:table-cell office:value-type="string" calcext:value-type="string">
            <text:p><text:s/>gord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string" calcext:value-type="string">
            <text:p>energético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<text:s/>al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<text:s/>doen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<text:s/>gené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<text:s/>princip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string" calcext:value-type="string">
            <text:p>mão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string" calcext:value-type="string">
            <text:p>mosca</text:p>
          </table:table-cell>
          <table:table-cell office:value-type="string" calcext:value-type="string">
            <text:p><text:s/>me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string" calcext:value-type="string">
            <text:p>mosca</text:p>
          </table:table-cell>
          <table:table-cell office:value-type="string" calcext:value-type="string">
            <text:p><text:s/>prolifer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string" calcext:value-type="string">
            <text:p>adubar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string" calcext:value-type="string">
            <text:p>perder</text:p>
          </table:table-cell>
          <table:table-cell office:value-type="string" calcext:value-type="string">
            <text:p><text:s/>gord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string" calcext:value-type="string">
            <text:p>dor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string" calcext:value-type="string">
            <text:p>agilidade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string" calcext:value-type="string">
            <text:p>agilidade</text:p>
          </table:table-cell>
          <table:table-cell office:value-type="string" calcext:value-type="string">
            <text:p><text:s/>medica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string" calcext:value-type="string">
            <text:p>monórquidos</text:p>
          </table:table-cell>
          <table:table-cell office:value-type="string" calcext:value-type="string">
            <text:p><text:s/>testícu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string" calcext:value-type="string">
            <text:p>picar</text:p>
          </table:table-cell>
          <table:table-cell office:value-type="string" calcext:value-type="string">
            <text:p><text:s/>si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string" calcext:value-type="string">
            <text:p>mau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string" calcext:value-type="string">
            <text:p>ataque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string" calcext:value-type="string">
            <text:p>fenação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descartar</text:p>
          </table:table-cell>
          <table:table-cell office:value-type="string" calcext:value-type="string">
            <text:p><text:s/>gené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string" calcext:value-type="string">
            <text:p>silagem</text:p>
          </table:table-cell>
          <table:table-cell office:value-type="string" calcext:value-type="string">
            <text:p><text:s/>hectar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string" calcext:value-type="string">
            <text:p>silagem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string" calcext:value-type="string">
            <text:p>silagem</text:p>
          </table:table-cell>
          <table:table-cell office:value-type="string" calcext:value-type="string">
            <text:p><text:s/>se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string" calcext:value-type="string">
            <text:p>zootécnico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string" calcext:value-type="string">
            <text:p>pelar</text:p>
          </table:table-cell>
          <table:table-cell office:value-type="string" calcext:value-type="string">
            <text:p><text:s/>ra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string" calcext:value-type="string">
            <text:p>pelar</text:p>
          </table:table-cell>
          <table:table-cell office:value-type="string" calcext:value-type="string">
            <text:p><text:s/>r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pelar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string" calcext:value-type="string">
            <text:p>microbiológico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string" calcext:value-type="string">
            <text:p>capim</text:p>
          </table:table-cell>
          <table:table-cell office:value-type="string" calcext:value-type="string">
            <text:p><text:s/>natur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string" calcext:value-type="string">
            <text:p>descendente</text:p>
          </table:table-cell>
          <table:table-cell office:value-type="string" calcext:value-type="string">
            <text:p><text:s/>gené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string" calcext:value-type="string">
            <text:p>descendente</text:p>
          </table:table-cell>
          <table:table-cell office:value-type="string" calcext:value-type="string">
            <text:p><text:s/>ordenh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descendente</text:p>
          </table:table-cell>
          <table:table-cell office:value-type="string" calcext:value-type="string">
            <text:p><text:s/>ra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string" calcext:value-type="string">
            <text:p>descendente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string" calcext:value-type="string">
            <text:p>praga</text:p>
          </table:table-cell>
          <table:table-cell office:value-type="string" calcext:value-type="string">
            <text:p><text:s/>natur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praga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string" calcext:value-type="string">
            <text:p>desinfetar</text:p>
          </table:table-cell>
          <table:table-cell office:value-type="string" calcext:value-type="string">
            <text:p><text:s/>te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string" calcext:value-type="string">
            <text:p>adubo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string" calcext:value-type="string">
            <text:p>adubo</text:p>
          </table:table-cell>
          <table:table-cell office:value-type="string" calcext:value-type="string">
            <text:p><text:s/>concentrad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string" calcext:value-type="string">
            <text:p>desaleitar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prenhe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string" calcext:value-type="string">
            <text:p>isolamento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forrageiro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string" calcext:value-type="string">
            <text:p>forrageiro</text:p>
          </table:table-cell>
          <table:table-cell office:value-type="string" calcext:value-type="string">
            <text:p><text:s/>se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string" calcext:value-type="string">
            <text:p>forrageiro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string" calcext:value-type="string">
            <text:p>raspagem</text:p>
          </table:table-cell>
          <table:table-cell office:value-type="string" calcext:value-type="string">
            <text:p><text:s/>concre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string" calcext:value-type="string">
            <text:p>raspagem</text:p>
          </table:table-cell>
          <table:table-cell office:value-type="string" calcext:value-type="string">
            <text:p><text:s/>ester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string" calcext:value-type="string">
            <text:p>compactação</text:p>
          </table:table-cell>
          <table:table-cell office:value-type="string" calcext:value-type="string">
            <text:p><text:s/>forr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string" calcext:value-type="string">
            <text:p>ordenhador</text:p>
          </table:table-cell>
          <table:table-cell office:value-type="string" calcext:value-type="string">
            <text:p><text:s/>m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ordenhador</text:p>
          </table:table-cell>
          <table:table-cell office:value-type="string" calcext:value-type="string">
            <text:p><text:s/>ra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string" calcext:value-type="string">
            <text:p>forrageira</text:p>
          </table:table-cell>
          <table:table-cell office:value-type="string" calcext:value-type="string">
            <text:p><text:s/>capinei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string" calcext:value-type="string">
            <text:p>forrageira</text:p>
          </table:table-cell>
          <table:table-cell office:value-type="string" calcext:value-type="string">
            <text:p><text:s/>cobert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forrageira</text:p>
          </table:table-cell>
          <table:table-cell office:value-type="string" calcext:value-type="string">
            <text:p><text:s/>densida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forrageira</text:p>
          </table:table-cell>
          <table:table-cell office:value-type="string" calcext:value-type="string">
            <text:p><text:s/>nlemfuensis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string" calcext:value-type="string">
            <text:p>forrageira</text:p>
          </table:table-cell>
          <table:table-cell office:value-type="string" calcext:value-type="string">
            <text:p><text:s/>par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forrageira</text:p>
          </table:table-cell>
          <table:table-cell office:value-type="string" calcext:value-type="string">
            <text:p><text:s/>prepar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string" calcext:value-type="string">
            <text:p>forrageira</text:p>
          </table:table-cell>
          <table:table-cell office:value-type="string" calcext:value-type="string">
            <text:p><text:s/>superpastej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abrigo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taxa</text:p>
          </table:table-cell>
          <table:table-cell office:value-type="string" calcext:value-type="string">
            <text:p><text:s/>férti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string" calcext:value-type="string">
            <text:p>taxa</text:p>
          </table:table-cell>
          <table:table-cell office:value-type="string" calcext:value-type="string">
            <text:p><text:s/>ges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taxa</text:p>
          </table:table-cell>
          <table:table-cell office:value-type="string" calcext:value-type="string">
            <text:p><text:s/>hectar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string" calcext:value-type="string">
            <text:p>taxa</text:p>
          </table:table-cell>
          <table:table-cell office:value-type="string" calcext:value-type="string">
            <text:p><text:s/>pique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taxa</text:p>
          </table:table-cell>
          <table:table-cell office:value-type="string" calcext:value-type="string">
            <text:p><text:s/>semead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portador</text:p>
          </table:table-cell>
          <table:table-cell office:value-type="string" calcext:value-type="string">
            <text:p><text:s/>testícu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auxili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cobert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eflu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exam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gen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hectar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madei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metaból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métod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nitrogên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si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so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substânc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vitamin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volumos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ressemeadura</text:p>
          </table:table-cell>
          <table:table-cell office:value-type="string" calcext:value-type="string">
            <text:p><text:s/>pas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temperatura</text:p>
          </table:table-cell>
          <table:table-cell office:value-type="string" calcext:value-type="string">
            <text:p><text:s/>alt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string" calcext:value-type="string">
            <text:p>temperatura</text:p>
          </table:table-cell>
          <table:table-cell office:value-type="string" calcext:value-type="string">
            <text:p><text:s/>efici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string" calcext:value-type="string">
            <text:p>temperatura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string" calcext:value-type="string">
            <text:p>temperatura</text:p>
          </table:table-cell>
          <table:table-cell office:value-type="string" calcext:value-type="string">
            <text:p><text:s/>tropic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string" calcext:value-type="string">
            <text:p>aveia</text:p>
          </table:table-cell>
          <table:table-cell office:value-type="string" calcext:value-type="string">
            <text:p><text:s/>cult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string" calcext:value-type="string">
            <text:p>aveia</text:p>
          </table:table-cell>
          <table:table-cell office:value-type="string" calcext:value-type="string">
            <text:p><text:s/>presen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string" calcext:value-type="string">
            <text:p>aveia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<text:s/>capi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<text:s/>cult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<text:s/>fósfo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<text:s/>natur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<text:s/>nutritiv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<text:s/>par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<text:s/>sem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<text:s/>técn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string" calcext:value-type="string">
            <text:p>pressão</text:p>
          </table:table-cell>
          <table:table-cell office:value-type="string" calcext:value-type="string">
            <text:p><text:s/>asperso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string" calcext:value-type="string">
            <text:p>pressão</text:p>
          </table:table-cell>
          <table:table-cell office:value-type="string" calcext:value-type="string">
            <text:p><text:s/>sistem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string" calcext:value-type="string">
            <text:p>decumbem</text:p>
          </table:table-cell>
          <table:table-cell office:value-type="string" calcext:value-type="string">
            <text:p><text:s/>panicu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médio</text:p>
          </table:table-cell>
          <table:table-cell office:value-type="string" calcext:value-type="string">
            <text:p><text:s/>fême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string" calcext:value-type="string">
            <text:p>médio</text:p>
          </table:table-cell>
          <table:table-cell office:value-type="string" calcext:value-type="string">
            <text:p><text:s/>vitamin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string" calcext:value-type="string">
            <text:p>médio</text:p>
          </table:table-cell>
          <table:table-cell office:value-type="string" calcext:value-type="string">
            <text:p><text:s/>volumos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string" calcext:value-type="string">
            <text:p>patógeno</text:p>
          </table:table-cell>
          <table:table-cell office:value-type="string" calcext:value-type="string">
            <text:p><text:s/>orgân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<text:s/>abrig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string" calcext:value-type="string">
            <text:p>criopreservação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string" calcext:value-type="string">
            <text:p>criopreservação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string" calcext:value-type="string">
            <text:p>criopreservação</text:p>
          </table:table-cell>
          <table:table-cell office:value-type="string" calcext:value-type="string">
            <text:p><text:s/>ra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string" calcext:value-type="string">
            <text:p>criopreservação</text:p>
          </table:table-cell>
          <table:table-cell office:value-type="string" calcext:value-type="string">
            <text:p><text:s/>sex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string" calcext:value-type="string">
            <text:p>criopreservação</text:p>
          </table:table-cell>
          <table:table-cell office:value-type="string" calcext:value-type="string">
            <text:p><text:s/>sistem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string" calcext:value-type="string">
            <text:p>pasteurizado</text:p>
          </table:table-cell>
          <table:table-cell office:value-type="string" calcext:value-type="string">
            <text:p><text:s/>cru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ventilação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string" calcext:value-type="string">
            <text:p>suplementar</text:p>
          </table:table-cell>
          <table:table-cell office:value-type="string" calcext:value-type="string">
            <text:p><text:s/>se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string" calcext:value-type="string">
            <text:p>solúvel</text:p>
          </table:table-cell>
          <table:table-cell office:value-type="string" calcext:value-type="string">
            <text:p><text:s/>orgân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string" calcext:value-type="string">
            <text:p>sombrite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string" calcext:value-type="string">
            <text:p>basar</text:p>
          </table:table-cell>
          <table:table-cell office:value-type="string" calcext:value-type="string">
            <text:p><text:s/>se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infertilidade</text:p>
          </table:table-cell>
          <table:table-cell office:value-type="string" calcext:value-type="string">
            <text:p><text:s/>lo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<text:s/>acasala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<text:s/>esper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<text:s/>lo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<text:s/>manei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<text:s/>molécul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<text:s/>pu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<text:s/>rastei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string" calcext:value-type="string">
            <text:p>artificial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string" calcext:value-type="string">
            <text:p>artificial</text:p>
          </table:table-cell>
          <table:table-cell office:value-type="string" calcext:value-type="string">
            <text:p><text:s/>natur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string" calcext:value-type="string">
            <text:p>parasita</text:p>
          </table:table-cell>
          <table:table-cell office:value-type="string" calcext:value-type="string">
            <text:p><text:s/>orgân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string" calcext:value-type="string">
            <text:p>fertirrigação</text:p>
          </table:table-cell>
          <table:table-cell office:value-type="string" calcext:value-type="string">
            <text:p><text:s/>tanqu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string" calcext:value-type="string">
            <text:p>sintoma</text:p>
          </table:table-cell>
          <table:table-cell office:value-type="string" calcext:value-type="string">
            <text:p><text:s/>bacté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string" calcext:value-type="string">
            <text:p>sintoma</text:p>
          </table:table-cell>
          <table:table-cell office:value-type="string" calcext:value-type="string">
            <text:p><text:s/>medica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string" calcext:value-type="string">
            <text:p>sintoma</text:p>
          </table:table-cell>
          <table:table-cell office:value-type="string" calcext:value-type="string">
            <text:p><text:s/>perd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string" calcext:value-type="string">
            <text:p>chuva</text:p>
          </table:table-cell>
          <table:table-cell office:value-type="string" calcext:value-type="string">
            <text:p><text:s/>miner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string" calcext:value-type="string">
            <text:p>chuva</text:p>
          </table:table-cell>
          <table:table-cell office:value-type="string" calcext:value-type="string">
            <text:p><text:s/>rotativ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string" calcext:value-type="string">
            <text:p>sistema</text:p>
          </table:table-cell>
          <table:table-cell office:value-type="string" calcext:value-type="string">
            <text:p><text:s/>asperso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string" calcext:value-type="string">
            <text:p>sistema</text:p>
          </table:table-cell>
          <table:table-cell office:value-type="string" calcext:value-type="string">
            <text:p><text:s/>forr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sistema</text:p>
          </table:table-cell>
          <table:table-cell office:value-type="string" calcext:value-type="string">
            <text:p><text:s/>garanti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sistema</text:p>
          </table:table-cell>
          <table:table-cell office:value-type="string" calcext:value-type="string">
            <text:p><text:s/>hetero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string" calcext:value-type="string">
            <text:p>sistema</text:p>
          </table:table-cell>
          <table:table-cell office:value-type="string" calcext:value-type="string">
            <text:p><text:s/>leitei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string" calcext:value-type="string">
            <text:p>sistema</text:p>
          </table:table-cell>
          <table:table-cell office:value-type="string" calcext:value-type="string">
            <text:p><text:s/>tricros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string" calcext:value-type="string">
            <text:p>sistema</text:p>
          </table:table-cell>
          <table:table-cell office:value-type="string" calcext:value-type="string">
            <text:p><text:s/>técn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lote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string" calcext:value-type="string">
            <text:p>berne</text:p>
          </table:table-cell>
          <table:table-cell office:value-type="string" calcext:value-type="string">
            <text:p><text:s/>espéci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string" calcext:value-type="string">
            <text:p>vacina</text:p>
          </table:table-cell>
          <table:table-cell office:value-type="string" calcext:value-type="string">
            <text:p><text:s/>bacté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string" calcext:value-type="string">
            <text:p>panicum</text:p>
          </table:table-cell>
          <table:table-cell office:value-type="string" calcext:value-type="string">
            <text:p><text:s/>nlemfuensis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string" calcext:value-type="string">
            <text:p>combate</text:p>
          </table:table-cell>
          <table:table-cell office:value-type="string" calcext:value-type="string">
            <text:p><text:s/>espéci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string" calcext:value-type="string">
            <text:p>insumo</text:p>
          </table:table-cell>
          <table:table-cell office:value-type="string" calcext:value-type="string">
            <text:p><text:s/>animais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string" calcext:value-type="string">
            <text:p>dieta</text:p>
          </table:table-cell>
          <table:table-cell office:value-type="string" calcext:value-type="string">
            <text:p><text:s/>baix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string" calcext:value-type="string">
            <text:p>dieta</text:p>
          </table:table-cell>
          <table:table-cell office:value-type="string" calcext:value-type="string">
            <text:p><text:s/>gord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string" calcext:value-type="string">
            <text:p>dieta</text:p>
          </table:table-cell>
          <table:table-cell office:value-type="string" calcext:value-type="string">
            <text:p><text:s/>leitei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string" calcext:value-type="string">
            <text:p>dieta</text:p>
          </table:table-cell>
          <table:table-cell office:value-type="string" calcext:value-type="string">
            <text:p><text:s/>nitrogên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string" calcext:value-type="string">
            <text:p>dieta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string" calcext:value-type="string">
            <text:p>cultura</text:p>
          </table:table-cell>
          <table:table-cell office:value-type="string" calcext:value-type="string">
            <text:p><text:s/>pl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string" calcext:value-type="string">
            <text:p>cultura</text:p>
          </table:table-cell>
          <table:table-cell office:value-type="string" calcext:value-type="string">
            <text:p><text:s/>trata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<text:s/>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<text:s/>si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associação</text:p>
          </table:table-cell>
          <table:table-cell office:value-type="string" calcext:value-type="string">
            <text:p><text:s/>reban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associação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string" calcext:value-type="string">
            <text:p>reter</text:p>
          </table:table-cell>
          <table:table-cell office:value-type="string" calcext:value-type="string">
            <text:p><text:s/>fil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string" calcext:value-type="string">
            <text:p>quente</text:p>
          </table:table-cell>
          <table:table-cell office:value-type="string" calcext:value-type="string">
            <text:p><text:s/>métod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quente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calor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string" calcext:value-type="string">
            <text:p>calor</text:p>
          </table:table-cell>
          <table:table-cell office:value-type="string" calcext:value-type="string">
            <text:p><text:s/>holandês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string" calcext:value-type="string">
            <text:p>captura</text:p>
          </table:table-cell>
          <table:table-cell office:value-type="string" calcext:value-type="string">
            <text:p><text:s/>mos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string" calcext:value-type="string">
            <text:p>implantar</text:p>
          </table:table-cell>
          <table:table-cell office:value-type="string" calcext:value-type="string">
            <text:p><text:s/>orgân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picada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string" calcext:value-type="string">
            <text:p>picada</text:p>
          </table:table-cell>
          <table:table-cell office:value-type="string" calcext:value-type="string">
            <text:p><text:s/>sil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picada</text:p>
          </table:table-cell>
          <table:table-cell office:value-type="string" calcext:value-type="string">
            <text:p><text:s/>si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picada</text:p>
          </table:table-cell>
          <table:table-cell office:value-type="string" calcext:value-type="string">
            <text:p><text:s/>volumos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string" calcext:value-type="string">
            <text:p>braquiária</text:p>
          </table:table-cell>
          <table:table-cell office:value-type="string" calcext:value-type="string">
            <text:p><text:s/>plant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braquiária</text:p>
          </table:table-cell>
          <table:table-cell office:value-type="string" calcext:value-type="string">
            <text:p><text:s/>ácidos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seiva</text:p>
          </table:table-cell>
          <table:table-cell office:value-type="string" calcext:value-type="string">
            <text:p><text:s/>inse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sanguíneo</text:p>
          </table:table-cell>
          <table:table-cell office:value-type="string" calcext:value-type="string">
            <text:p><text:s/>corr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protozoário</text:p>
          </table:table-cell>
          <table:table-cell office:value-type="string" calcext:value-type="string">
            <text:p><text:s/>bacté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string" calcext:value-type="string">
            <text:p>examinar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inseminador</text:p>
          </table:table-cell>
          <table:table-cell office:value-type="string" calcext:value-type="string">
            <text:p><text:s/>artifici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inseminador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fosfato</text:p>
          </table:table-cell>
          <table:table-cell office:value-type="string" calcext:value-type="string">
            <text:p><text:s/>bicálc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fosfato</text:p>
          </table:table-cell>
          <table:table-cell office:value-type="string" calcext:value-type="string">
            <text:p><text:s/>magnés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fosfato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fosfato</text:p>
          </table:table-cell>
          <table:table-cell office:value-type="string" calcext:value-type="string">
            <text:p><text:s/>plant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maximização</text:p>
          </table:table-cell>
          <table:table-cell office:value-type="string" calcext:value-type="string">
            <text:p><text:s/>ali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maximização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cisteína</text:p>
          </table:table-cell>
          <table:table-cell office:value-type="string" calcext:value-type="string">
            <text:p><text:s/>enxofr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perfilhamento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molécular</text:p>
          </table:table-cell>
          <table:table-cell office:value-type="string" calcext:value-type="string">
            <text:p><text:s/>b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<text:s/>testícu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<text:s/>medica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glândula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glândula</text:p>
          </table:table-cell>
          <table:table-cell office:value-type="string" calcext:value-type="string">
            <text:p><text:s/>imunológ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glândula</text:p>
          </table:table-cell>
          <table:table-cell office:value-type="string" calcext:value-type="string">
            <text:p><text:s/>inflam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glândula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glândula</text:p>
          </table:table-cell>
          <table:table-cell office:value-type="string" calcext:value-type="string">
            <text:p><text:s/>medica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glândula</text:p>
          </table:table-cell>
          <table:table-cell office:value-type="string" calcext:value-type="string">
            <text:p><text:s/>ordenh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glândula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concentrad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f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ges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méd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novil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pel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princip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ra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reban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te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reprodutivo</text:p>
          </table:table-cell>
          <table:table-cell office:value-type="string" calcext:value-type="string">
            <text:p><text:s/>mestiç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cloro</text:p>
          </table:table-cell>
          <table:table-cell office:value-type="string" calcext:value-type="string">
            <text:p><text:s/>cobr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cloro</text:p>
          </table:table-cell>
          <table:table-cell office:value-type="string" calcext:value-type="string">
            <text:p><text:s/>fósfo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cloro</text:p>
          </table:table-cell>
          <table:table-cell office:value-type="string" calcext:value-type="string">
            <text:p><text:s/>magnés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string" calcext:value-type="string">
            <text:p>cloro</text:p>
          </table:table-cell>
          <table:table-cell office:value-type="string" calcext:value-type="string">
            <text:p><text:s/>manganês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<text:s/>ester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string" calcext:value-type="string">
            <text:p>agudo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string" calcext:value-type="string">
            <text:p>agudo</text:p>
          </table:table-cell>
          <table:table-cell office:value-type="string" calcext:value-type="string">
            <text:p><text:s/>infec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string" calcext:value-type="string">
            <text:p>fase</text:p>
          </table:table-cell>
          <table:table-cell office:value-type="string" calcext:value-type="string">
            <text:p><text:s/>ges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string" calcext:value-type="string">
            <text:p>infecção</text:p>
          </table:table-cell>
          <table:table-cell office:value-type="string" calcext:value-type="string">
            <text:p><text:s/>bacté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string" calcext:value-type="string">
            <text:p>infecção</text:p>
          </table:table-cell>
          <table:table-cell office:value-type="string" calcext:value-type="string">
            <text:p><text:s/>clín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string" calcext:value-type="string">
            <text:p>infecção</text:p>
          </table:table-cell>
          <table:table-cell office:value-type="string" calcext:value-type="string">
            <text:p><text:s/>desinfec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string" calcext:value-type="string">
            <text:p>infecção</text:p>
          </table:table-cell>
          <table:table-cell office:value-type="string" calcext:value-type="string">
            <text:p><text:s/>intramamá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string" calcext:value-type="string">
            <text:p>infecção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string" calcext:value-type="string">
            <text:p>infecção</text:p>
          </table:table-cell>
          <table:table-cell office:value-type="string" calcext:value-type="string">
            <text:p><text:s/>perd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string" calcext:value-type="string">
            <text:p>infestações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string" calcext:value-type="string">
            <text:p>infestações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string" calcext:value-type="string">
            <text:p>levedura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string" calcext:value-type="string">
            <text:p>levedura</text:p>
          </table:table-cell>
          <table:table-cell office:value-type="string" calcext:value-type="string">
            <text:p><text:s/>instal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string" calcext:value-type="string">
            <text:p>levedura</text:p>
          </table:table-cell>
          <table:table-cell office:value-type="string" calcext:value-type="string">
            <text:p><text:s/>sistem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string" calcext:value-type="string">
            <text:p>lácteo</text:p>
          </table:table-cell>
          <table:table-cell office:value-type="string" calcext:value-type="string">
            <text:p><text:s/>sabo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string" calcext:value-type="string">
            <text:p>população</text:p>
          </table:table-cell>
          <table:table-cell office:value-type="string" calcext:value-type="string">
            <text:p><text:s/>aproveita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string" calcext:value-type="string">
            <text:p>população</text:p>
          </table:table-cell>
          <table:table-cell office:value-type="string" calcext:value-type="string">
            <text:p><text:s/>nitrogên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string" calcext:value-type="string">
            <text:p>população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string" calcext:value-type="string">
            <text:p>população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string" calcext:value-type="string">
            <text:p>subtropical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animais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antibió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bebedou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cobri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concentr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medid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méd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nutri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pas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procedi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sem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sil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si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volumos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<text:s/>al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<text:s/>fato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<text:s/>miner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<text:s/>novil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<text:s/>samamba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<text:s/>se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string" calcext:value-type="string">
            <text:p>lactose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string" calcext:value-type="string">
            <text:p>exigência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string" calcext:value-type="string">
            <text:p>água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string" calcext:value-type="string">
            <text:p>água</text:p>
          </table:table-cell>
          <table:table-cell office:value-type="string" calcext:value-type="string">
            <text:p><text:s/>corpor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string" calcext:value-type="string">
            <text:p>água</text:p>
          </table:table-cell>
          <table:table-cell office:value-type="string" calcext:value-type="string">
            <text:p><text:s/>perde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string" calcext:value-type="string">
            <text:p>água</text:p>
          </table:table-cell>
          <table:table-cell office:value-type="string" calcext:value-type="string">
            <text:p><text:s/>resídu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string" calcext:value-type="string">
            <text:p>água</text:p>
          </table:table-cell>
          <table:table-cell office:value-type="string" calcext:value-type="string">
            <text:p><text:s/>sufici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string" calcext:value-type="string">
            <text:p>pasta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string" calcext:value-type="string">
            <text:p>molecular</text:p>
          </table:table-cell>
          <table:table-cell office:value-type="string" calcext:value-type="string">
            <text:p><text:s/>b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string" calcext:value-type="string">
            <text:p>molecular</text:p>
          </table:table-cell>
          <table:table-cell office:value-type="string" calcext:value-type="string">
            <text:p><text:s/>gené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adul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ag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arbóre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ataqu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cromossom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domés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elev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gené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luminosida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naturaliz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nutricion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nutritiv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organism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plant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superpastej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técn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veget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string" calcext:value-type="string">
            <text:p>ração</text:p>
          </table:table-cell>
          <table:table-cell office:value-type="string" calcext:value-type="string">
            <text:p><text:s/>nutri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string" calcext:value-type="string">
            <text:p>ração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purpureum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string" calcext:value-type="string">
            <text:p>purpureum</text:p>
          </table:table-cell>
          <table:table-cell office:value-type="string" calcext:value-type="string">
            <text:p><text:s/>panicu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string" calcext:value-type="string">
            <text:p>risco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string" calcext:value-type="string">
            <text:p>lactação</text:p>
          </table:table-cell>
          <table:table-cell office:value-type="string" calcext:value-type="string">
            <text:p><text:s/>forr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string" calcext:value-type="string">
            <text:p>lactação</text:p>
          </table:table-cell>
          <table:table-cell office:value-type="string" calcext:value-type="string">
            <text:p><text:s/>fême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string" calcext:value-type="string">
            <text:p>lactação</text:p>
          </table:table-cell>
          <table:table-cell office:value-type="string" calcext:value-type="string">
            <text:p><text:s/>ges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string" calcext:value-type="string">
            <text:p>lactação</text:p>
          </table:table-cell>
          <table:table-cell office:value-type="string" calcext:value-type="string">
            <text:p><text:s/>novil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string" calcext:value-type="string">
            <text:p>lactação</text:p>
          </table:table-cell>
          <table:table-cell office:value-type="string" calcext:value-type="string">
            <text:p><text:s/>sec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string" calcext:value-type="string">
            <text:p>molécula</text:p>
          </table:table-cell>
          <table:table-cell office:value-type="string" calcext:value-type="string">
            <text:p><text:s/>b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string" calcext:value-type="string">
            <text:p>tóxico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string" calcext:value-type="string">
            <text:p>cocho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string" calcext:value-type="string">
            <text:p>contaminação</text:p>
          </table:table-cell>
          <table:table-cell office:value-type="string" calcext:value-type="string">
            <text:p><text:s/>doen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string" calcext:value-type="string">
            <text:p>contaminação</text:p>
          </table:table-cell>
          <table:table-cell office:value-type="string" calcext:value-type="string">
            <text:p><text:s/>huma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string" calcext:value-type="string">
            <text:p>contaminação</text:p>
          </table:table-cell>
          <table:table-cell office:value-type="string" calcext:value-type="string">
            <text:p><text:s/>orgân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string" calcext:value-type="string">
            <text:p>contaminação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string" calcext:value-type="string">
            <text:p>contaminação</text:p>
          </table:table-cell>
          <table:table-cell office:value-type="string" calcext:value-type="string">
            <text:p><text:s/>te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entr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exigênc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forragei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fósfo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gord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leitei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méd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perd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pu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reban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se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se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string" calcext:value-type="string">
            <text:p>estolonífera</text:p>
          </table:table-cell>
          <table:table-cell office:value-type="string" calcext:value-type="string">
            <text:p><text:s/>plant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string" calcext:value-type="string">
            <text:p>diarreia</text:p>
          </table:table-cell>
          <table:table-cell office:value-type="string" calcext:value-type="string">
            <text:p><text:s/>al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string" calcext:value-type="string">
            <text:p>diarreia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string" calcext:value-type="string">
            <text:p>diarreia</text:p>
          </table:table-cell>
          <table:table-cell office:value-type="string" calcext:value-type="string">
            <text:p><text:s/>bovi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string" calcext:value-type="string">
            <text:p>diarreia</text:p>
          </table:table-cell>
          <table:table-cell office:value-type="string" calcext:value-type="string">
            <text:p><text:s/>diarre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string" calcext:value-type="string">
            <text:p>diarreia</text:p>
          </table:table-cell>
          <table:table-cell office:value-type="string" calcext:value-type="string">
            <text:p><text:s/>febr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string" calcext:value-type="string">
            <text:p>desaleitamento</text:p>
          </table:table-cell>
          <table:table-cell office:value-type="string" calcext:value-type="string">
            <text:p><text:s/>desaleit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string" calcext:value-type="string">
            <text:p>desaleitamento</text:p>
          </table:table-cell>
          <table:table-cell office:value-type="string" calcext:value-type="string">
            <text:p><text:s/>méd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string" calcext:value-type="string">
            <text:p>portadora</text:p>
          </table:table-cell>
          <table:table-cell office:value-type="string" calcext:value-type="string">
            <text:p><text:s/>testícu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string" calcext:value-type="string">
            <text:p>genoma</text:p>
          </table:table-cell>
          <table:table-cell office:value-type="string" calcext:value-type="string">
            <text:p><text:s/>b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string" calcext:value-type="string">
            <text:p>genoma</text:p>
          </table:table-cell>
          <table:table-cell office:value-type="string" calcext:value-type="string">
            <text:p><text:s/>bovi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string" calcext:value-type="string">
            <text:p>genoma</text:p>
          </table:table-cell>
          <table:table-cell office:value-type="string" calcext:value-type="string">
            <text:p><text:s/>gené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string" calcext:value-type="string">
            <text:p>organismo</text:p>
          </table:table-cell>
          <table:table-cell office:value-type="string" calcext:value-type="string">
            <text:p><text:s/>gené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string" calcext:value-type="string">
            <text:p>organismo</text:p>
          </table:table-cell>
          <table:table-cell office:value-type="string" calcext:value-type="string">
            <text:p><text:s/>medica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string" calcext:value-type="string">
            <text:p>organismo</text:p>
          </table:table-cell>
          <table:table-cell office:value-type="string" calcext:value-type="string">
            <text:p><text:s/>transgên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string" calcext:value-type="string">
            <text:p>acesso</text:p>
          </table:table-cell>
          <table:table-cell office:value-type="string" calcext:value-type="string">
            <text:p><text:s/>animais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string" calcext:value-type="string">
            <text:p>acesso</text:p>
          </table:table-cell>
          <table:table-cell office:value-type="string" calcext:value-type="string">
            <text:p><text:s/>bebedou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string" calcext:value-type="string">
            <text:p>acesso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string" calcext:value-type="string">
            <text:p>modo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string" calcext:value-type="string">
            <text:p>modo</text:p>
          </table:table-cell>
          <table:table-cell office:value-type="string" calcext:value-type="string">
            <text:p><text:s/>gené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string" calcext:value-type="string">
            <text:p>modo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string" calcext:value-type="string">
            <text:p>modo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string" calcext:value-type="string">
            <text:p>oferecer</text:p>
          </table:table-cell>
          <table:table-cell office:value-type="string" calcext:value-type="string">
            <text:p><text:s/>ali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string" calcext:value-type="string">
            <text:p>oferecer</text:p>
          </table:table-cell>
          <table:table-cell office:value-type="string" calcext:value-type="string">
            <text:p><text:s/>águ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<text:s/>diet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string" calcext:value-type="string">
            <text:p>concentrar</text:p>
          </table:table-cell>
          <table:table-cell office:value-type="string" calcext:value-type="string">
            <text:p><text:s/>forragei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string" calcext:value-type="string">
            <text:p>sequenciamento</text:p>
          </table:table-cell>
          <table:table-cell office:value-type="string" calcext:value-type="string">
            <text:p><text:s/>b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string" calcext:value-type="string">
            <text:p>invasor</text:p>
          </table:table-cell>
          <table:table-cell office:value-type="string" calcext:value-type="string">
            <text:p><text:s/>sem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string" calcext:value-type="string">
            <text:p>quarto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string" calcext:value-type="string">
            <text:p>quarto</text:p>
          </table:table-cell>
          <table:table-cell office:value-type="string" calcext:value-type="string">
            <text:p><text:s/>medica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string" calcext:value-type="string">
            <text:p>terreno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string" calcext:value-type="string">
            <text:p>rebanhar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string" calcext:value-type="string">
            <text:p>rebanhar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string" calcext:value-type="string">
            <text:p>rebanhar</text:p>
          </table:table-cell>
          <table:table-cell office:value-type="string" calcext:value-type="string">
            <text:p><text:s/>novil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adul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arbóre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cromossom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domés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elev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luminosida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nutricion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nutritiv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organism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plant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veget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string" calcext:value-type="string">
            <text:p>acasalar</text:p>
          </table:table-cell>
          <table:table-cell office:value-type="string" calcext:value-type="string">
            <text:p><text:s/>chifr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string" calcext:value-type="string">
            <text:p>topografia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string" calcext:value-type="string">
            <text:p>topografia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abrig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bovi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ester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garanti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limp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manei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tanqu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águ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string" calcext:value-type="string">
            <text:p>ingrediente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string" calcext:value-type="string">
            <text:p>gramínea</text:p>
          </table:table-cell>
          <table:table-cell office:value-type="string" calcext:value-type="string">
            <text:p><text:s/>fósfo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string" calcext:value-type="string">
            <text:p>mecanismo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string" calcext:value-type="string">
            <text:p>objetivo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string" calcext:value-type="string">
            <text:p>objetivo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string" calcext:value-type="string">
            <text:p>objetivo</text:p>
          </table:table-cell>
          <table:table-cell office:value-type="string" calcext:value-type="string">
            <text:p><text:s/>espéci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string" calcext:value-type="string">
            <text:p>objetivo</text:p>
          </table:table-cell>
          <table:table-cell office:value-type="string" calcext:value-type="string">
            <text:p><text:s/>manei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string" calcext:value-type="string">
            <text:p>objetivo</text:p>
          </table:table-cell>
          <table:table-cell office:value-type="string" calcext:value-type="string">
            <text:p><text:s/>reban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string" calcext:value-type="string">
            <text:p>armazenagem</text:p>
          </table:table-cell>
          <table:table-cell office:value-type="string" calcext:value-type="string">
            <text:p><text:s/>miner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string" calcext:value-type="string">
            <text:p>consumir</text:p>
          </table:table-cell>
          <table:table-cell office:value-type="string" calcext:value-type="string">
            <text:p><text:s/>si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</table:table>
      <table:table table:name="Relations" table:style-name="ta1">
        <table:table-column table:style-name="co7" table:default-cell-style-name="Default"/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Relation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Directions</text:p>
          </table:table-cell>
        </table:table-row>
        <table:table-row table:style-name="ro1">
          <table:table-cell office:value-type="string" calcext:value-type="string">
            <text:p>AtLocation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Direct</text:p>
          </table:table-cell>
        </table:table-row>
        <table:table-row table:style-name="ro1">
          <table:table-cell office:value-type="string" calcext:value-type="string">
            <text:p>UsedFor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Not</text:p>
          </table:table-cell>
        </table:table-row>
        <table:table-row table:style-name="ro1">
          <table:table-cell office:value-type="string" calcext:value-type="string">
            <text:p>IsA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Inverse</text:p>
          </table:table-cell>
        </table:table-row>
        <table:table-row table:style-name="ro1">
          <table:table-cell office:value-type="string" calcext:value-type="string">
            <text:p>DistinctFrom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Inverse Not</text:p>
          </table:table-cell>
        </table:table-row>
        <table:table-row table:style-name="ro1">
          <table:table-cell office:value-type="string" calcext:value-type="string">
            <text:p>SimilarTo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Compose</text:p>
          </table:table-cell>
        </table:table-row>
        <table:table-row table:style-name="ro1">
          <table:table-cell office:value-type="string" calcext:value-type="string">
            <text:p>Causes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Inverse Compose</text:p>
          </table:table-cell>
        </table:table-row>
        <table:table-row table:style-name="ro1">
          <table:table-cell office:value-type="string" calcext:value-type="string">
            <text:p>DefinedAs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Of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A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ableOf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Subevent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FirstSubevent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LastSubevent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Preqrequisite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Property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ivatedByGoal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structedBy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res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dBy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mbolOf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ails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nerOf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atedNear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usesDesire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deOf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eivesAction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anceOf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fects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mOf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atedTo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nonym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ivedFrom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onym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ymologicallyRelatedTo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ymologicallyDerivedFrom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Log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sures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osite</text:p>
          </table:table-cell>
          <table:table-cell/>
          <table:table-cell office:value-type="string" calcext:value-type="string">
            <text:p>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In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By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Against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icalOf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Of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As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ins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ifies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duces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9">00/00/0000</text:date>, <text:time style:data-style-name="N2" text:time-value="15:19:18.90826464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9T15:47:47.613299351</dc:date>
    <meta:editing-duration>PT17M30S</meta:editing-duration>
    <meta:editing-cycles>10</meta:editing-cycles>
    <meta:generator>LibreOffice/6.0.6.2$Linux_X86_64 LibreOffice_project/00m0$Build-2</meta:generator>
    <meta:document-statistic meta:table-count="2" meta:cell-count="9445" meta:object-count="0"/>
  </office:meta>
</office:document-meta>
</file>